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078AD5F3AC01DD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Standard">
      <style:text-properties officeooo:rsid="001697b5" officeooo:paragraph-rsid="0018e92f"/>
    </style:style>
    <style:style style:name="P2" style:family="paragraph" style:parent-style-name="Standard">
      <style:text-properties officeooo:rsid="002f9d78" officeooo:paragraph-rsid="002fe53d"/>
    </style:style>
    <style:style style:name="P3" style:family="paragraph" style:parent-style-name="Standard">
      <style:text-properties officeooo:rsid="001aaa95" officeooo:paragraph-rsid="001aaa95"/>
    </style:style>
    <style:style style:name="P4" style:family="paragraph" style:parent-style-name="Standard">
      <style:text-properties fo:font-style="normal" officeooo:rsid="0027898f" officeooo:paragraph-rsid="002bb45c" style:font-style-asian="normal" style:font-style-complex="normal"/>
    </style:style>
    <style:style style:name="P5" style:family="paragraph" style:parent-style-name="Standard">
      <style:text-properties fo:font-style="normal" officeooo:rsid="0027898f" officeooo:paragraph-rsid="00411a4d" style:font-style-asian="normal" style:font-style-complex="normal"/>
    </style:style>
    <style:style style:name="P6" style:family="paragraph" style:parent-style-name="Standard" style:list-style-name="L1"/>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1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officeooo:rsid="001697b5" officeooo:paragraph-rsid="0018e92f"/>
    </style:style>
    <style:style style:name="P16" style:family="paragraph" style:parent-style-name="Standard">
      <style:text-properties officeooo:rsid="0018e92f" officeooo:paragraph-rsid="0018e92f"/>
    </style:style>
    <style:style style:name="P17" style:family="paragraph" style:parent-style-name="Standard">
      <style:text-properties officeooo:rsid="001aaa95" officeooo:paragraph-rsid="001aaa95"/>
    </style:style>
    <style:style style:name="P18" style:family="paragraph" style:parent-style-name="Standard">
      <style:text-properties fo:font-style="normal" officeooo:rsid="0027898f" officeooo:paragraph-rsid="002bb45c" style:font-style-asian="normal" style:font-style-complex="normal"/>
    </style:style>
    <style:style style:name="P19" style:family="paragraph" style:parent-style-name="Standard">
      <style:text-properties fo:font-style="normal" officeooo:rsid="0026d4f1" officeooo:paragraph-rsid="0026d4f1" style:font-style-asian="normal" style:font-style-complex="normal"/>
    </style:style>
    <style:style style:name="P20" style:family="paragraph" style:parent-style-name="Standard">
      <style:text-properties officeooo:rsid="001b9871" officeooo:paragraph-rsid="001b9871"/>
    </style:style>
    <style:style style:name="P21" style:family="paragraph" style:parent-style-name="Standard">
      <style:text-properties officeooo:rsid="001bc36d" officeooo:paragraph-rsid="001bc36d"/>
    </style:style>
    <style:style style:name="P22" style:family="paragraph" style:parent-style-name="Standard">
      <style:text-properties officeooo:paragraph-rsid="001bc36d"/>
    </style:style>
    <style:style style:name="P23" style:family="paragraph" style:parent-style-name="Standard">
      <style:text-properties officeooo:paragraph-rsid="001c97f8"/>
    </style:style>
    <style:style style:name="P24" style:family="paragraph" style:parent-style-name="Standard">
      <style:text-properties officeooo:rsid="00206d5e" officeooo:paragraph-rsid="00206d5e"/>
    </style:style>
    <style:style style:name="P25" style:family="paragraph" style:parent-style-name="Standard">
      <style:text-properties officeooo:rsid="0021b072" officeooo:paragraph-rsid="0021b072"/>
    </style:style>
    <style:style style:name="P26" style:family="paragraph" style:parent-style-name="Standard">
      <style:text-properties officeooo:rsid="0021b072" officeooo:paragraph-rsid="0023e673"/>
    </style:style>
    <style:style style:name="P27" style:family="paragraph" style:parent-style-name="Standard">
      <style:text-properties officeooo:rsid="0023e673" officeooo:paragraph-rsid="0023e673"/>
    </style:style>
    <style:style style:name="P28" style:family="paragraph" style:parent-style-name="Standard">
      <style:text-properties officeooo:rsid="0026d4f1" officeooo:paragraph-rsid="0026d4f1"/>
    </style:style>
    <style:style style:name="P29" style:family="paragraph" style:parent-style-name="Standard">
      <style:text-properties officeooo:paragraph-rsid="002bb45c"/>
    </style:style>
    <style:style style:name="P3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1" style:family="paragraph" style:parent-style-name="Standard">
      <style:paragraph-properties fo:margin-left="0in" fo:margin-right="0in" fo:text-indent="0in" style:auto-text-indent="false"/>
      <style:text-properties officeooo:rsid="001aaa95" officeooo:paragraph-rsid="001aaa95"/>
    </style:style>
    <style:style style:name="P32" style:family="paragraph" style:parent-style-name="Standard">
      <style:paragraph-properties fo:margin-left="0in" fo:margin-right="0in" fo:text-indent="0in" style:auto-text-indent="false"/>
      <style:text-properties officeooo:rsid="001b9871" officeooo:paragraph-rsid="001b9871"/>
    </style:style>
    <style:style style:name="P33" style:family="paragraph" style:parent-style-name="Standard">
      <style:paragraph-properties fo:break-before="page"/>
    </style:style>
    <style:style style:name="P34" style:family="paragraph" style:parent-style-name="Standard">
      <style:paragraph-properties fo:margin-left="0.5in" fo:margin-right="0in" fo:text-indent="0in" style:auto-text-indent="false"/>
      <style:text-properties officeooo:rsid="001aaa95" officeooo:paragraph-rsid="001aaa95"/>
    </style:style>
    <style:style style:name="P35"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36"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37"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38"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39" style:family="paragraph" style:parent-style-name="Table_20_Contents">
      <style:paragraph-properties fo:text-align="center" style:justify-single-word="false"/>
      <style:text-properties officeooo:paragraph-rsid="001b9871"/>
    </style:style>
    <style:style style:name="P40" style:family="paragraph" style:parent-style-name="Table_20_Contents">
      <style:paragraph-properties fo:text-align="center" style:justify-single-word="false"/>
      <style:text-properties officeooo:rsid="001b9871" officeooo:paragraph-rsid="001b9871"/>
    </style:style>
    <style:style style:name="P41" style:family="paragraph" style:parent-style-name="Table_20_Contents">
      <style:paragraph-properties fo:text-align="center" style:justify-single-word="false"/>
      <style:text-properties officeooo:rsid="001b9871" officeooo:paragraph-rsid="001bc36d"/>
    </style:style>
    <style:style style:name="P42" style:family="paragraph" style:parent-style-name="Table_20_Contents">
      <style:paragraph-properties fo:text-align="center" style:justify-single-word="false"/>
      <style:text-properties officeooo:rsid="001bc36d" officeooo:paragraph-rsid="001bc36d"/>
    </style:style>
    <style:style style:name="P43" style:family="paragraph" style:parent-style-name="Table_20_Contents">
      <style:paragraph-properties fo:text-align="start" style:justify-single-word="false"/>
      <style:text-properties officeooo:rsid="001bc36d" officeooo:paragraph-rsid="001bc36d"/>
    </style:style>
    <style:style style:name="P44" style:family="paragraph" style:parent-style-name="Table_20_Contents">
      <style:paragraph-properties fo:margin-top="0in" fo:margin-bottom="0in" loext:contextual-spacing="false" fo:text-align="center" style:justify-single-word="false" style:writing-mode="lr-tb"/>
      <style:text-properties officeooo:rsid="001fdd6e" officeooo:paragraph-rsid="001fdd6e"/>
    </style:style>
    <style:style style:name="P45" style:family="paragraph" style:parent-style-name="Table_20_Contents">
      <style:paragraph-properties fo:margin-top="0in" fo:margin-bottom="0in" loext:contextual-spacing="false" fo:text-align="start" style:justify-single-word="false" style:writing-mode="lr-tb"/>
      <style:text-properties officeooo:rsid="001fdd6e" officeooo:paragraph-rsid="001fdd6e"/>
    </style:style>
    <style:style style:name="P46" style:family="paragraph" style:parent-style-name="Table_20_Contents">
      <style:paragraph-properties fo:margin-top="0in" fo:margin-bottom="0in" loext:contextual-spacing="false" fo:text-align="center" style:justify-single-word="false" style:writing-mode="lr-tb"/>
      <style:text-properties officeooo:rsid="001b9871" officeooo:paragraph-rsid="001c97f8"/>
    </style:style>
    <style:style style:name="P47" style:family="paragraph" style:parent-style-name="Table_20_Contents">
      <style:paragraph-properties fo:margin-top="0in" fo:margin-bottom="0in" loext:contextual-spacing="false" fo:text-align="center" style:justify-single-word="false" style:writing-mode="lr-tb"/>
      <style:text-properties officeooo:rsid="001bc36d" officeooo:paragraph-rsid="001c97f8"/>
    </style:style>
    <style:style style:name="P48" style:family="paragraph" style:parent-style-name="Table_20_Contents">
      <style:paragraph-properties fo:margin-top="0in" fo:margin-bottom="0in" loext:contextual-spacing="false" fo:text-align="center" style:justify-single-word="false" style:writing-mode="lr-tb"/>
      <style:text-properties officeooo:rsid="00205802" officeooo:paragraph-rsid="00205802"/>
    </style:style>
    <style:style style:name="P49" style:family="paragraph" style:parent-style-name="Table_20_Contents">
      <style:paragraph-properties fo:margin-top="0in" fo:margin-bottom="0in" loext:contextual-spacing="false" fo:text-align="start" style:justify-single-word="false" style:writing-mode="lr-tb"/>
      <style:text-properties officeooo:rsid="00205802" officeooo:paragraph-rsid="00205802"/>
    </style:style>
    <style:style style:name="P50" style:family="paragraph" style:parent-style-name="Standard" style:list-style-name="L2">
      <style:text-properties officeooo:paragraph-rsid="0018e92f"/>
    </style:style>
    <style:style style:name="P51" style:family="paragraph" style:parent-style-name="Standard" style:list-style-name="L2">
      <style:text-properties officeooo:rsid="001b9871" officeooo:paragraph-rsid="001b9871"/>
    </style:style>
    <style:style style:name="P52" style:family="paragraph" style:parent-style-name="Standard" style:list-style-name="L3"/>
    <style:style style:name="P53" style:family="paragraph" style:parent-style-name="Standard" style:list-style-name="L4">
      <style:text-properties officeooo:rsid="00206d5e" officeooo:paragraph-rsid="00206d5e"/>
    </style:style>
    <style:style style:name="P54" style:family="paragraph" style:parent-style-name="Standard" style:list-style-name="L5">
      <style:text-properties officeooo:rsid="00220151" officeooo:paragraph-rsid="00220151"/>
    </style:style>
    <style:style style:name="P55" style:family="paragraph" style:parent-style-name="Standard" style:list-style-name="L5">
      <style:text-properties officeooo:rsid="00220151" officeooo:paragraph-rsid="0023e673"/>
    </style:style>
    <style:style style:name="P56" style:family="paragraph" style:parent-style-name="Standard" style:list-style-name="L5">
      <style:text-properties officeooo:rsid="00220151" officeooo:paragraph-rsid="00406bcb"/>
    </style:style>
    <style:style style:name="P57" style:family="paragraph" style:parent-style-name="Standard" style:list-style-name="L5">
      <style:text-properties officeooo:rsid="002573e1" officeooo:paragraph-rsid="002573e1"/>
    </style:style>
    <style:style style:name="P58" style:family="paragraph" style:parent-style-name="Standard" style:list-style-name="L6">
      <style:text-properties officeooo:paragraph-rsid="002bb45c"/>
    </style:style>
    <style:style style:name="P59" style:family="paragraph" style:parent-style-name="Standard" style:list-style-name="L7">
      <style:text-properties officeooo:paragraph-rsid="002bb45c"/>
    </style:style>
    <style:style style:name="P60" style:family="paragraph" style:parent-style-name="Standard" style:list-style-name="L8">
      <style:text-properties officeooo:paragraph-rsid="002a50fd"/>
    </style:style>
    <style:style style:name="P61" style:family="paragraph" style:parent-style-name="Standard">
      <style:text-properties fo:font-style="normal" officeooo:rsid="0027898f" officeooo:paragraph-rsid="002bb45c" style:font-style-asian="normal" style:font-style-complex="normal"/>
    </style:style>
    <style:style style:name="P62" style:family="paragraph" style:parent-style-name="Standard">
      <style:text-properties fo:font-style="normal" officeooo:rsid="0027898f" officeooo:paragraph-rsid="00411a4d" style:font-style-asian="normal" style:font-style-complex="normal"/>
    </style:style>
    <style:style style:name="P63" style:family="paragraph" style:parent-style-name="Standard">
      <style:text-properties fo:font-style="normal" officeooo:rsid="0026d4f1" officeooo:paragraph-rsid="0026d4f1" style:font-style-asian="normal" style:font-style-complex="normal"/>
    </style:style>
    <style:style style:name="P64" style:family="paragraph" style:parent-style-name="Standard">
      <style:text-properties fo:font-style="normal" officeooo:rsid="0026d4f1" officeooo:paragraph-rsid="003a25a3" style:font-style-asian="normal" style:font-style-complex="normal"/>
    </style:style>
    <style:style style:name="P65" style:family="paragraph" style:parent-style-name="Standard">
      <style:text-properties fo:font-style="normal" officeooo:rsid="00411a4d" officeooo:paragraph-rsid="00411a4d" style:font-style-asian="normal" style:font-style-complex="normal"/>
    </style:style>
    <style:style style:name="P66" style:family="paragraph" style:parent-style-name="Standard" style:list-style-name="L11">
      <style:text-properties fo:font-style="normal" officeooo:rsid="00426e4f" officeooo:paragraph-rsid="00426e4f" style:font-style-asian="normal" style:font-style-complex="normal"/>
    </style:style>
    <style:style style:name="P67" style:family="paragraph" style:parent-style-name="Standard">
      <style:text-properties fo:font-style="normal" officeooo:rsid="0043fd01" officeooo:paragraph-rsid="0043fd01" style:font-style-asian="normal" style:font-style-complex="normal"/>
    </style:style>
    <style:style style:name="P68" style:family="paragraph" style:parent-style-name="Standard" style:list-style-name="L12">
      <style:text-properties fo:font-style="normal" officeooo:rsid="0043fd01" officeooo:paragraph-rsid="0043fd01" style:font-style-asian="normal" style:font-style-complex="normal"/>
    </style:style>
    <style:style style:name="P69" style:family="paragraph" style:parent-style-name="Standard">
      <style:text-properties fo:font-style="normal" officeooo:rsid="00448b2b" officeooo:paragraph-rsid="0044fa65" style:font-style-asian="normal" style:font-style-complex="normal"/>
    </style:style>
    <style:style style:name="P70" style:family="paragraph" style:parent-style-name="Standard">
      <style:text-properties fo:font-style="normal" officeooo:rsid="004527a6" officeooo:paragraph-rsid="004527a6" style:font-style-asian="normal" style:font-style-complex="normal"/>
    </style:style>
    <style:style style:name="P71" style:family="paragraph" style:parent-style-name="Standard" style:list-style-name="L1"/>
    <style:style style:name="P72" style:family="paragraph" style:parent-style-name="Standard">
      <style:text-properties officeooo:rsid="001697b5" officeooo:paragraph-rsid="0018e92f"/>
    </style:style>
    <style:style style:name="P73" style:family="paragraph" style:parent-style-name="Standard">
      <style:text-properties officeooo:rsid="0018e92f" officeooo:paragraph-rsid="0018e92f"/>
    </style:style>
    <style:style style:name="P74" style:family="paragraph" style:parent-style-name="Standard">
      <style:text-properties officeooo:rsid="001aaa95" officeooo:paragraph-rsid="001aaa95"/>
    </style:style>
    <style:style style:name="P75" style:family="paragraph" style:parent-style-name="Standard" style:list-style-name="L9">
      <style:text-properties officeooo:rsid="002f9d78" officeooo:paragraph-rsid="002f9d78"/>
    </style:style>
    <style:style style:name="P76" style:family="paragraph" style:parent-style-name="Standard" style:list-style-name="L9">
      <style:text-properties officeooo:rsid="002f9d78" officeooo:paragraph-rsid="0030b062"/>
    </style:style>
    <style:style style:name="P77" style:family="paragraph" style:parent-style-name="Standard">
      <style:text-properties officeooo:rsid="002f9d78" officeooo:paragraph-rsid="002fe53d"/>
    </style:style>
    <style:style style:name="P78" style:family="paragraph" style:parent-style-name="Standard" style:list-style-name="L9">
      <style:text-properties officeooo:rsid="002fe53d" officeooo:paragraph-rsid="002fe53d"/>
    </style:style>
    <style:style style:name="P79" style:family="paragraph" style:parent-style-name="Standard">
      <style:text-properties officeooo:rsid="002fe53d" officeooo:paragraph-rsid="002fe53d"/>
    </style:style>
    <style:style style:name="P80" style:family="paragraph" style:parent-style-name="Standard" style:list-style-name="L9">
      <style:text-properties officeooo:rsid="0030b062" officeooo:paragraph-rsid="0030b062"/>
    </style:style>
    <style:style style:name="P81" style:family="paragraph" style:parent-style-name="Standard">
      <style:text-properties officeooo:rsid="0033b2aa" officeooo:paragraph-rsid="0033b2aa"/>
    </style:style>
    <style:style style:name="P82" style:family="paragraph" style:parent-style-name="Standard">
      <style:text-properties officeooo:rsid="0033b2aa" officeooo:paragraph-rsid="00359f76"/>
    </style:style>
    <style:style style:name="P83" style:family="paragraph" style:parent-style-name="Standard" style:list-style-name="L7">
      <style:text-properties officeooo:rsid="003b7d13" officeooo:paragraph-rsid="003b7d13"/>
    </style:style>
    <style:style style:name="P84" style:family="paragraph" style:parent-style-name="Standard">
      <style:text-properties officeooo:paragraph-rsid="002a50fd"/>
    </style:style>
    <style:style style:name="P85" style:family="paragraph" style:parent-style-name="Standard" style:list-style-name="L12">
      <style:text-properties officeooo:paragraph-rsid="0043fd01"/>
    </style:style>
    <style:style style:name="P86" style:family="paragraph" style:parent-style-name="Standard" style:master-page-name="">
      <style:paragraph-properties style:page-number="auto" fo:keep-with-next="always" style:writing-mode="lr-tb"/>
      <style:text-properties officeooo:rsid="001c97f8" officeooo:paragraph-rsid="001c97f8"/>
    </style:style>
    <style:style style:name="P87"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88" style:family="paragraph" style:parent-style-name="Standard" style:master-page-name="">
      <loext:graphic-properties draw:fill="none"/>
      <style:paragraph-properties fo:margin-left="0.75in" fo:margin-right="0in" fo:margin-top="0in" fo:margin-bottom="0.1181in" loext:contextual-spacing="false" fo:orphans="2" fo:widows="2" fo:text-indent="0in" style:auto-text-indent="false" style:page-number="auto" fo:background-color="transparent" style:writing-mode="lr-tb"/>
      <style:text-properties officeooo:rsid="00220151" officeooo:paragraph-rsid="00406bcb"/>
    </style:style>
    <style:style style:name="P89" style:family="paragraph" style:parent-style-name="Heading_20_1">
      <style:text-properties officeooo:paragraph-rsid="00359f76"/>
    </style:style>
    <style:style style:name="P90" style:family="paragraph" style:parent-style-name="Heading_20_1" style:master-page-name="First_20_Page">
      <style:paragraph-properties style:page-number="auto"/>
    </style:style>
    <style:style style:name="P91" style:family="paragraph" style:parent-style-name="Heading_20_2">
      <style:text-properties officeooo:rsid="001b9871" officeooo:paragraph-rsid="001b9871"/>
    </style:style>
    <style:style style:name="P92" style:family="paragraph" style:parent-style-name="Heading_20_2">
      <style:text-properties officeooo:rsid="00448b2b" officeooo:paragraph-rsid="00448b2b"/>
    </style:style>
    <style:style style:name="P9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96" style:family="paragraph" style:parent-style-name="Footnote">
      <style:text-properties officeooo:rsid="00426e4f" officeooo:paragraph-rsid="00426e4f"/>
    </style:style>
    <style:style style:name="P97" style:family="paragraph" style:parent-style-name="Table_20_Contents">
      <style:paragraph-properties fo:margin-top="0in" fo:margin-bottom="0in" loext:contextual-spacing="false" fo:text-align="start" style:justify-single-word="false" style:writing-mode="lr-tb"/>
      <style:text-properties officeooo:rsid="0033b2aa" officeooo:paragraph-rsid="0033b2aa"/>
    </style:style>
    <style:style style:name="P98"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59f76"/>
    </style:style>
    <style:style style:name="P99"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70f12"/>
    </style:style>
    <style:style style:name="P100" style:family="paragraph" style:parent-style-name="Table_20_Contents">
      <style:paragraph-properties fo:margin-top="0in" fo:margin-bottom="0in" loext:contextual-spacing="false" fo:text-align="start" style:justify-single-word="false" style:writing-mode="lr-tb"/>
      <style:text-properties officeooo:rsid="00359f76" officeooo:paragraph-rsid="00359f76"/>
    </style:style>
    <style:style style:name="P101" style:family="paragraph" style:parent-style-name="Table_20_Contents">
      <style:paragraph-properties fo:margin-top="0in" fo:margin-bottom="0in" loext:contextual-spacing="false" fo:text-align="start" style:justify-single-word="false" style:writing-mode="lr-tb"/>
      <style:text-properties officeooo:rsid="00359f76" officeooo:paragraph-rsid="00370f12"/>
    </style:style>
    <style:style style:name="P102" style:family="paragraph" style:parent-style-name="Table_20_Contents">
      <style:paragraph-properties fo:margin-top="0in" fo:margin-bottom="0in" loext:contextual-spacing="false" fo:text-align="center" style:justify-single-word="false" style:writing-mode="lr-tb"/>
      <style:text-properties officeooo:rsid="00370f12" officeooo:paragraph-rsid="00370f12"/>
    </style:style>
    <style:style style:name="P103" style:family="paragraph" style:parent-style-name="Table_20_Contents">
      <style:paragraph-properties fo:margin-top="0in" fo:margin-bottom="0in" loext:contextual-spacing="false" fo:text-align="start" style:justify-single-word="false" style:writing-mode="lr-tb"/>
      <style:text-properties officeooo:rsid="00370f12" officeooo:paragraph-rsid="00370f12"/>
    </style:style>
    <style:style style:name="P10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105"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106" style:family="paragraph" style:parent-style-name="Contents_20_2">
      <style:paragraph-properties>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agraph-properties style:writing-mode="lr-tb"/>
    </style:style>
    <style:style style:name="P10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7d16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c97f8"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1bc36d"/>
    </style:style>
    <style:style style:name="T20" style:family="text">
      <style:text-properties officeooo:rsid="001c97f8"/>
    </style:style>
    <style:style style:name="T21" style:family="text">
      <style:text-properties officeooo:rsid="001e3bc6"/>
    </style:style>
    <style:style style:name="T22" style:family="text">
      <style:text-properties officeooo:rsid="001fdd6e"/>
    </style:style>
    <style:style style:name="T23" style:family="text">
      <style:text-properties officeooo:rsid="00205802"/>
    </style:style>
    <style:style style:name="T24" style:family="text">
      <style:text-properties officeooo:rsid="00206d5e"/>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1b072" style:font-weight-asian="normal" style:font-weight-complex="normal"/>
    </style:style>
    <style:style style:name="T28" style:family="text">
      <style:text-properties officeooo:rsid="0021b072"/>
    </style:style>
    <style:style style:name="T29" style:family="text">
      <style:text-properties officeooo:rsid="00220151"/>
    </style:style>
    <style:style style:name="T30" style:family="text">
      <style:text-properties fo:font-style="italic" style:font-style-asian="italic" style:font-style-complex="italic"/>
    </style:style>
    <style:style style:name="T31" style:family="text">
      <style:text-properties fo:font-style="italic" officeooo:rsid="00220151" style:font-style-asian="italic" style:font-style-complex="italic"/>
    </style:style>
    <style:style style:name="T32" style:family="text">
      <style:text-properties fo:font-style="italic" officeooo:rsid="0026d4f1" style:font-style-asian="italic" style:font-style-complex="italic"/>
    </style:style>
    <style:style style:name="T33" style:family="text">
      <style:text-properties fo:font-style="italic" officeooo:rsid="0028722b" style:font-style-asian="italic" style:font-style-complex="italic"/>
    </style:style>
    <style:style style:name="T34" style:family="text">
      <style:text-properties fo:font-style="italic" officeooo:rsid="002a50fd" style:font-style-asian="italic" style:font-style-complex="italic"/>
    </style:style>
    <style:style style:name="T35" style:family="text">
      <style:text-properties fo:font-style="italic" officeooo:rsid="0027898f" style:font-style-asian="italic" style:font-style-complex="italic"/>
    </style:style>
    <style:style style:name="T36" style:family="text">
      <style:text-properties fo:font-style="italic" officeooo:rsid="003906dc" style:font-style-asian="italic" style:font-style-complex="italic"/>
    </style:style>
    <style:style style:name="T37" style:family="text">
      <style:text-properties fo:font-style="italic" officeooo:rsid="003a25a3" style:font-style-asian="italic" style:font-style-complex="italic"/>
    </style:style>
    <style:style style:name="T38" style:family="text">
      <style:text-properties fo:font-style="italic" officeooo:rsid="00411a4d" style:font-style-asian="italic" style:font-style-complex="italic"/>
    </style:style>
    <style:style style:name="T39" style:family="text">
      <style:text-properties fo:font-style="italic" officeooo:rsid="00426e4f"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3e673" style:font-style-asian="normal" style:font-style-complex="normal"/>
    </style:style>
    <style:style style:name="T42" style:family="text">
      <style:text-properties fo:font-style="normal" officeooo:rsid="002573e1" style:font-style-asian="normal" style:font-style-complex="normal"/>
    </style:style>
    <style:style style:name="T43" style:family="text">
      <style:text-properties fo:font-style="normal" officeooo:rsid="0025a9c1" style:font-style-asian="normal" style:font-style-complex="normal"/>
    </style:style>
    <style:style style:name="T44" style:family="text">
      <style:text-properties fo:font-style="normal" officeooo:rsid="0027898f" style:font-style-asian="normal" style:font-style-complex="normal"/>
    </style:style>
    <style:style style:name="T45" style:family="text">
      <style:text-properties fo:font-style="normal" officeooo:rsid="0028722b" style:font-style-asian="normal" style:font-style-complex="normal"/>
    </style:style>
    <style:style style:name="T46" style:family="text">
      <style:text-properties fo:font-style="normal" officeooo:rsid="002a50fd" style:font-style-asian="normal" style:font-style-complex="normal"/>
    </style:style>
    <style:style style:name="T47" style:family="text">
      <style:text-properties fo:font-style="normal" officeooo:rsid="002bb45c" style:font-style-asian="normal" style:font-style-complex="normal"/>
    </style:style>
    <style:style style:name="T48" style:family="text">
      <style:text-properties fo:font-style="normal" officeooo:rsid="003906dc" style:font-style-asian="normal" style:font-style-complex="normal"/>
    </style:style>
    <style:style style:name="T49" style:family="text">
      <style:text-properties fo:font-style="normal" officeooo:rsid="003b7d13" style:font-style-asian="normal" style:font-style-complex="normal"/>
    </style:style>
    <style:style style:name="T50" style:family="text">
      <style:text-properties fo:font-style="normal" officeooo:rsid="00406bcb" style:font-style-asian="normal" style:font-style-complex="normal"/>
    </style:style>
    <style:style style:name="T51" style:family="text">
      <style:text-properties fo:font-style="normal" officeooo:rsid="00426e4f" style:font-style-asian="normal" style:font-style-complex="normal"/>
    </style:style>
    <style:style style:name="T52" style:family="text">
      <style:text-properties fo:font-style="normal" officeooo:rsid="0043fd01" style:font-style-asian="normal" style:font-style-complex="normal"/>
    </style:style>
    <style:style style:name="T53" style:family="text">
      <style:text-properties officeooo:rsid="0023e673"/>
    </style:style>
    <style:style style:name="T54" style:family="text">
      <style:text-properties officeooo:rsid="002573e1"/>
    </style:style>
    <style:style style:name="T55" style:family="text">
      <style:text-properties officeooo:rsid="0026d4f1"/>
    </style:style>
    <style:style style:name="T56" style:family="text">
      <style:text-properties officeooo:rsid="0027898f"/>
    </style:style>
    <style:style style:name="T57" style:family="text">
      <style:text-properties officeooo:rsid="002bb45c"/>
    </style:style>
    <style:style style:name="T58" style:family="text">
      <style:text-properties officeooo:rsid="002fe53d"/>
    </style:style>
    <style:style style:name="T59" style:family="text">
      <style:text-properties officeooo:rsid="0030b062"/>
    </style:style>
    <style:style style:name="T60" style:family="text">
      <style:text-properties officeooo:rsid="0031f506"/>
    </style:style>
    <style:style style:name="T61" style:family="text">
      <style:text-properties officeooo:rsid="0033b2aa"/>
    </style:style>
    <style:style style:name="T62" style:family="text">
      <style:text-properties officeooo:rsid="00359f76"/>
    </style:style>
    <style:style style:name="T63" style:family="text">
      <style:text-properties officeooo:rsid="00370f12"/>
    </style:style>
    <style:style style:name="T64" style:family="text">
      <style:text-properties officeooo:rsid="0037ad02"/>
    </style:style>
    <style:style style:name="T65" style:family="text">
      <style:text-properties officeooo:rsid="003906dc"/>
    </style:style>
    <style:style style:name="T66" style:family="text">
      <style:text-properties officeooo:rsid="003a25a3"/>
    </style:style>
    <style:style style:name="T67" style:family="text">
      <style:text-properties officeooo:rsid="003b7d13"/>
    </style:style>
    <style:style style:name="T68" style:family="text">
      <style:text-properties officeooo:rsid="003c125a"/>
    </style:style>
    <style:style style:name="T69" style:family="text">
      <style:text-properties officeooo:rsid="003d2bfb"/>
    </style:style>
    <style:style style:name="T70" style:family="text">
      <style:text-properties officeooo:rsid="00406bcb"/>
    </style:style>
    <style:style style:name="T71" style:family="text">
      <style:text-properties officeooo:rsid="00411a4d"/>
    </style:style>
    <style:style style:name="T72" style:family="text">
      <style:text-properties officeooo:rsid="00426e4f"/>
    </style:style>
    <style:style style:name="T73" style:family="text">
      <style:text-properties officeooo:rsid="00448b2b"/>
    </style:style>
    <style:style style:name="T74" style:family="text">
      <style:text-properties officeooo:rsid="0044fa65"/>
    </style:style>
    <style:style style:name="T75" style:family="text">
      <style:text-properties officeooo:rsid="004527a6"/>
    </style:style>
    <style:style style:name="T7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029662522656" text:id="ct94029662522656">
          <text:deletion>
            <office:change-info>
              <dc:creator>Unknown Author</dc:creator>
              <dc:date>2018-04-09T19:49:37</dc:date>
            </office:change-info>
            <text:p text:style-name="P1">Minimal introductory material, only the stuff that's absolutely needed to understand the Standard.</text:p>
          </text:deletion>
        </text:changed-region>
        <text:changed-region xml:id="ct94029663058848" text:id="ct94029663058848">
          <text:insertion>
            <office:change-info>
              <dc:creator>Unknown Author</dc:creator>
              <dc:date>2018-04-09T19:49:37</dc:date>
            </office:change-info>
          </text:insertion>
        </text:changed-region>
        <text:changed-region xml:id="ct94029661290112" text:id="ct94029661290112">
          <text:insertion>
            <office:change-info>
              <dc:creator>Unknown Author</dc:creator>
              <dc:date>2018-04-09T19:50:02</dc:date>
            </office:change-info>
          </text:insertion>
        </text:changed-region>
        <text:changed-region xml:id="ct94029707447504" text:id="ct94029707447504">
          <text:insertion>
            <office:change-info>
              <dc:creator>Unknown Author</dc:creator>
              <dc:date>2018-04-09T19:51:02</dc:date>
            </office:change-info>
          </text:insertion>
        </text:changed-region>
        <text:changed-region xml:id="ct94029707462320" text:id="ct94029707462320">
          <text:insertion>
            <office:change-info>
              <dc:creator>Balazs Racz</dc:creator>
              <dc:date>2018-04-09T20:17:31</dc:date>
            </office:change-info>
          </text:insertion>
        </text:changed-region>
        <text:changed-region xml:id="ct94029661237440" text:id="ct94029661237440">
          <text:insertion>
            <office:change-info>
              <dc:creator>Balazs Racz</dc:creator>
              <dc:date>2018-04-09T20:14:53</dc:date>
            </office:change-info>
          </text:insertion>
        </text:changed-region>
        <text:changed-region xml:id="ct94029764439952" text:id="ct94029764439952">
          <text:insertion>
            <office:change-info>
              <dc:creator>Balazs Racz</dc:creator>
              <dc:date>2019-10-22T15:42:48</dc:date>
            </office:change-info>
          </text:insertion>
        </text:changed-region>
        <text:changed-region xml:id="ct94029747600208" text:id="ct94029747600208">
          <text:insertion>
            <office:change-info>
              <dc:creator>Balazs Racz</dc:creator>
              <dc:date>2019-10-22T15:43:02</dc:date>
            </office:change-info>
          </text:insertion>
        </text:changed-region>
        <text:changed-region xml:id="ct94029782669584" text:id="ct94029782669584">
          <text:insertion>
            <office:change-info>
              <dc:creator>Balazs Racz</dc:creator>
              <dc:date>2019-10-22T15:44:01</dc:date>
            </office:change-info>
          </text:insertion>
        </text:changed-region>
        <text:changed-region xml:id="ct94029708632080" text:id="ct94029708632080">
          <text:insertion>
            <office:change-info>
              <dc:creator>Balazs Racz</dc:creator>
              <dc:date>2019-10-22T13:25:28</dc:date>
            </office:change-info>
          </text:insertion>
        </text:changed-region>
        <text:changed-region xml:id="ct94029707488672" text:id="ct94029707488672">
          <text:deletion>
            <office:change-info>
              <dc:creator>Unknown Author</dc:creator>
              <dc:date>2018-04-09T19:52:34</dc:date>
            </office:change-info>
            <text:p text:style-name="P2"><text:span text:style-name="T1">Any limitations to the area of use of the Standard.</text:span></text:p>
          </text:deletion>
        </text:changed-region>
        <text:changed-region xml:id="ct94029707496368" text:id="ct94029707496368">
          <text:deletion>
            <office:change-info>
              <dc:creator>Balazs Racz</dc:creator>
              <dc:date>2018-04-09T20:22:10</dc:date>
            </office:change-info>
            <text:p text:style-name="P2"><text:span text:style-name="T1"><text:s/>In that scheme, both the Throttle is a fully standards-complian OpenLCB Node on the network, and the Train is representedIn a separate standard, there is an OpenLCB protocol describing how a Throttle can control a Train with addressed OpenLCB messages of the appropriate MTI and given format.</text:span></text:p>
          </text:deletion>
        </text:changed-region>
        <text:changed-region xml:id="ct94029742907760" text:id="ct94029742907760">
          <text:insertion>
            <office:change-info>
              <dc:creator>Balazs Racz</dc:creator>
              <dc:date>2019-10-22T13:25:29</dc:date>
            </office:change-info>
          </text:insertion>
        </text:changed-region>
        <text:changed-region xml:id="ct94029732355584" text:id="ct94029732355584">
          <text:insertion>
            <office:change-info>
              <dc:creator>Balazs Racz</dc:creator>
              <dc:date>2019-10-22T13:26:41</dc:date>
            </office:change-info>
          </text:insertion>
        </text:changed-region>
        <text:changed-region xml:id="ct94029742264416" text:id="ct94029742264416">
          <text:insertion>
            <office:change-info>
              <dc:creator>Balazs Racz</dc:creator>
              <dc:date>2019-10-22T13:27:03</dc:date>
            </office:change-info>
          </text:insertion>
        </text:changed-region>
        <text:changed-region xml:id="ct94029742370864" text:id="ct94029742370864">
          <text:insertion>
            <office:change-info>
              <dc:creator>Balazs Racz</dc:creator>
              <dc:date>2019-10-22T13:28:02</dc:date>
            </office:change-info>
          </text:insertion>
        </text:changed-region>
        <text:changed-region xml:id="ct94029748643600" text:id="ct94029748643600">
          <text:insertion>
            <office:change-info>
              <dc:creator>Balazs Racz</dc:creator>
              <dc:date>2019-10-22T13:31:47</dc:date>
            </office:change-info>
          </text:insertion>
        </text:changed-region>
        <text:changed-region xml:id="ct94029730797584" text:id="ct94029730797584">
          <text:insertion>
            <office:change-info>
              <dc:creator>Balazs Racz</dc:creator>
              <dc:date>2019-10-22T13:43:54</dc:date>
            </office:change-info>
          </text:insertion>
        </text:changed-region>
        <text:changed-region xml:id="ct94029750840944" text:id="ct94029750840944">
          <text:insertion>
            <office:change-info>
              <dc:creator>Balazs Racz</dc:creator>
              <dc:date>2019-10-22T13:44:00</dc:date>
            </office:change-info>
          </text:insertion>
        </text:changed-region>
        <text:changed-region xml:id="ct94029708194064" text:id="ct94029708194064">
          <text:insertion>
            <office:change-info>
              <dc:creator>Balazs Racz</dc:creator>
              <dc:date>2019-10-22T13:45:00</dc:date>
            </office:change-info>
          </text:insertion>
        </text:changed-region>
        <text:changed-region xml:id="ct94029709203040" text:id="ct94029709203040">
          <text:insertion>
            <office:change-info>
              <dc:creator>Balazs Racz</dc:creator>
              <dc:date>2019-10-22T13:46:01</dc:date>
            </office:change-info>
          </text:insertion>
        </text:changed-region>
        <text:changed-region xml:id="ct94029751127616" text:id="ct94029751127616">
          <text:insertion>
            <office:change-info>
              <dc:creator>Balazs Racz</dc:creator>
              <dc:date>2019-10-22T13:47:06</dc:date>
            </office:change-info>
          </text:insertion>
        </text:changed-region>
        <text:changed-region xml:id="ct94029661231776" text:id="ct94029661231776">
          <text:deletion>
            <office:change-info>
              <dc:creator>Balazs Racz</dc:creator>
              <dc:date>2018-04-09T20:23:07</dc:date>
            </office:change-info>
            <text:h text:style-name="Heading_20_1" text:outline-level="1"/>
            <text:p text:style-name="Standard">Citations to other docs, as needed. </text:p>
          </text:deletion>
        </text:changed-region>
        <text:changed-region xml:id="ct94029662382848" text:id="ct94029662382848">
          <text:deletion>
            <office:change-info>
              <dc:creator>Balazs Racz</dc:creator>
              <dc:date>2018-04-09T20:23:11</dc:date>
            </office:change-info>
            <text:p text:style-name="Standard">-CAN</text:p>
          </text:deletion>
        </text:changed-region>
        <text:changed-region xml:id="ct94029662387232" text:id="ct94029662387232">
          <text:insertion>
            <office:change-info>
              <dc:creator>Balazs Racz</dc:creator>
              <dc:date>2018-04-09T20:23:19</dc:date>
            </office:change-info>
          </text:insertion>
        </text:changed-region>
        <text:changed-region xml:id="ct94029662389200" text:id="ct94029662389200">
          <text:insertion>
            <office:change-info>
              <dc:creator>Balazs Racz</dc:creator>
              <dc:date>2018-04-09T20:24:53</dc:date>
            </office:change-info>
          </text:insertion>
        </text:changed-region>
        <text:changed-region xml:id="ct94029662386480" text:id="ct94029662386480">
          <text:insertion>
            <office:change-info>
              <dc:creator>Balazs Racz</dc:creator>
              <dc:date>2018-04-09T20:35:56</dc:date>
            </office:change-info>
          </text:insertion>
        </text:changed-region>
        <text:changed-region xml:id="ct94029662386080" text:id="ct94029662386080">
          <text:insertion>
            <office:change-info>
              <dc:creator>Balazs Racz</dc:creator>
              <dc:date>2018-04-09T20:36:00</dc:date>
            </office:change-info>
          </text:insertion>
        </text:changed-region>
        <text:changed-region xml:id="ct94029662929840" text:id="ct94029662929840">
          <text:deletion>
            <office:change-info>
              <dc:creator>Balazs Racz</dc:creator>
              <dc:date>2018-04-09T20:26:20</dc:date>
            </office:change-info>
            <text:p text:style-name="P3">Quisque sollicitudin tempor bibendum.<text:note text:id="ftn3"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94029663014848" text:id="ct94029663014848">
          <text:insertion>
            <office:change-info>
              <dc:creator>Balazs Racz</dc:creator>
              <dc:date>2018-04-09T20:26:20</dc:date>
            </office:change-info>
          </text:insertion>
        </text:changed-region>
        <text:changed-region xml:id="ct94029663016480" text:id="ct94029663016480">
          <text:deletion>
            <office:change-info>
              <dc:creator>Balazs Racz</dc:creator>
              <dc:date>2018-04-09T20:26:41</dc:date>
            </office:change-info>
            <text:h text:style-name="Heading_20_1" text:outline-level="1">States</text:h>
          </text:deletion>
        </text:changed-region>
        <text:changed-region xml:id="ct94029663020016" text:id="ct94029663020016">
          <text:insertion>
            <office:change-info>
              <dc:creator>Balazs Racz</dc:creator>
              <dc:date>2018-04-09T20:26:41</dc:date>
            </office:change-info>
          </text:insertion>
        </text:changed-region>
        <text:changed-region xml:id="ct94029663017328" text:id="ct94029663017328">
          <text:insertion>
            <office:change-info>
              <dc:creator>Balazs Racz</dc:creator>
              <dc:date>2018-04-09T20:40:33</dc:date>
            </office:change-info>
          </text:insertion>
        </text:changed-region>
        <text:changed-region xml:id="ct94029662578816" text:id="ct94029662578816">
          <text:deletion>
            <office:change-info>
              <dc:creator>Balazs Racz</dc:creator>
              <dc:date>2018-04-09T20:27:30</dc:date>
            </office:change-info>
            <text:p text:style-name="P3">Vivamus tristique porta ornare. Vivamus feugiat dolor id lectus aliquet luctus. </text:p>
          </text:deletion>
        </text:changed-region>
        <text:changed-region xml:id="ct94029661284352" text:id="ct94029661284352">
          <text:insertion>
            <office:change-info>
              <dc:creator>Balazs Racz</dc:creator>
              <dc:date>2018-04-09T20:27:31</dc:date>
            </office:change-info>
          </text:insertion>
        </text:changed-region>
        <text:changed-region xml:id="ct94029661284032" text:id="ct94029661284032">
          <text:insertion>
            <office:change-info>
              <dc:creator>Balazs Racz</dc:creator>
              <dc:date>2018-04-09T20:28:10</dc:date>
            </office:change-info>
          </text:insertion>
        </text:changed-region>
        <text:changed-region xml:id="ct94029661286080" text:id="ct94029661286080">
          <text:insertion>
            <office:change-info>
              <dc:creator>Balazs Racz</dc:creator>
              <dc:date>2018-04-09T20:29:17</dc:date>
            </office:change-info>
          </text:insertion>
        </text:changed-region>
        <text:changed-region xml:id="ct94029661286320" text:id="ct94029661286320">
          <text:insertion>
            <office:change-info>
              <dc:creator>Balazs Racz</dc:creator>
              <dc:date>2018-04-09T20:30:48</dc:date>
            </office:change-info>
          </text:insertion>
        </text:changed-region>
        <text:changed-region xml:id="ct94029661286912" text:id="ct94029661286912">
          <text:insertion>
            <office:change-info>
              <dc:creator>Balazs Racz</dc:creator>
              <dc:date>2018-04-09T20:33:04</dc:date>
            </office:change-info>
          </text:insertion>
        </text:changed-region>
        <text:changed-region xml:id="ct94029661283392" text:id="ct94029661283392">
          <text:insertion>
            <office:change-info>
              <dc:creator>Balazs Racz</dc:creator>
              <dc:date>2018-04-09T20:36:27</dc:date>
            </office:change-info>
          </text:insertion>
        </text:changed-region>
        <text:changed-region xml:id="ct94029661287808" text:id="ct94029661287808">
          <text:insertion>
            <office:change-info>
              <dc:creator>Balazs Racz</dc:creator>
              <dc:date>2018-04-09T20:37:04</dc:date>
            </office:change-info>
          </text:insertion>
        </text:changed-region>
        <text:changed-region xml:id="ct94029661288480" text:id="ct94029661288480">
          <text:insertion>
            <office:change-info>
              <dc:creator>Balazs Racz</dc:creator>
              <dc:date>2018-04-09T20:38:14</dc:date>
            </office:change-info>
          </text:insertion>
        </text:changed-region>
        <text:changed-region xml:id="ct94029661289024" text:id="ct94029661289024">
          <text:insertion>
            <office:change-info>
              <dc:creator>Balazs Racz</dc:creator>
              <dc:date>2018-04-09T20:39:00</dc:date>
            </office:change-info>
          </text:insertion>
        </text:changed-region>
        <text:changed-region xml:id="ct94029661289264" text:id="ct94029661289264">
          <text:insertion>
            <office:change-info>
              <dc:creator>Balazs Racz</dc:creator>
              <dc:date>2018-04-09T20:40:56</dc:date>
            </office:change-info>
          </text:insertion>
        </text:changed-region>
        <text:changed-region xml:id="ct94029661289504" text:id="ct94029661289504">
          <text:insertion>
            <office:change-info>
              <dc:creator>Balazs Racz</dc:creator>
              <dc:date>2018-04-09T20:41:00</dc:date>
            </office:change-info>
          </text:insertion>
        </text:changed-region>
        <text:changed-region xml:id="ct94029662960384" text:id="ct94029662960384">
          <text:insertion>
            <office:change-info>
              <dc:creator>Balazs Racz</dc:creator>
              <dc:date>2018-04-09T20:42:00</dc:date>
            </office:change-info>
          </text:insertion>
        </text:changed-region>
        <text:changed-region xml:id="ct94029661233600" text:id="ct94029661233600">
          <text:insertion>
            <office:change-info>
              <dc:creator>Balazs Racz</dc:creator>
              <dc:date>2018-04-09T20:42:00</dc:date>
            </office:change-info>
          </text:insertion>
        </text:changed-region>
        <text:changed-region xml:id="ct94029662931072" text:id="ct94029662931072">
          <text:insertion>
            <office:change-info>
              <dc:creator>Balazs Racz</dc:creator>
              <dc:date>2018-04-09T20:42:00</dc:date>
            </office:change-info>
          </text:insertion>
        </text:changed-region>
        <text:changed-region xml:id="ct94029663015088" text:id="ct94029663015088">
          <text:insertion>
            <office:change-info>
              <dc:creator>Balazs Racz</dc:creator>
              <dc:date>2018-04-09T20:42:00</dc:date>
            </office:change-info>
          </text:insertion>
        </text:changed-region>
        <text:changed-region xml:id="ct94029661284592" text:id="ct94029661284592">
          <text:insertion>
            <office:change-info>
              <dc:creator>Balazs Racz</dc:creator>
              <dc:date>2018-04-09T20:42:00</dc:date>
            </office:change-info>
          </text:insertion>
        </text:changed-region>
        <text:changed-region xml:id="ct94029661285344" text:id="ct94029661285344">
          <text:insertion>
            <office:change-info>
              <dc:creator>Balazs Racz</dc:creator>
              <dc:date>2018-04-09T20:42:00</dc:date>
            </office:change-info>
          </text:insertion>
        </text:changed-region>
        <text:changed-region xml:id="ct94029663018816" text:id="ct94029663018816">
          <text:insertion>
            <office:change-info>
              <dc:creator>Balazs Racz</dc:creator>
              <dc:date>2018-04-09T20:42:00</dc:date>
            </office:change-info>
          </text:insertion>
        </text:changed-region>
        <text:changed-region xml:id="ct94029662487232" text:id="ct94029662487232">
          <text:insertion>
            <office:change-info>
              <dc:creator>Balazs Racz</dc:creator>
              <dc:date>2018-04-09T20:42:00</dc:date>
            </office:change-info>
          </text:insertion>
        </text:changed-region>
        <text:changed-region xml:id="ct94029662920368" text:id="ct94029662920368">
          <text:insertion>
            <office:change-info>
              <dc:creator>Balazs Racz</dc:creator>
              <dc:date>2018-04-09T20:42:00</dc:date>
            </office:change-info>
          </text:insertion>
        </text:changed-region>
        <text:changed-region xml:id="ct94029661287232" text:id="ct94029661287232">
          <text:insertion>
            <office:change-info>
              <dc:creator>Balazs Racz</dc:creator>
              <dc:date>2018-04-09T20:42:00</dc:date>
            </office:change-info>
          </text:insertion>
        </text:changed-region>
        <text:changed-region xml:id="ct94029662961200" text:id="ct94029662961200">
          <text:insertion>
            <office:change-info>
              <dc:creator>Balazs Racz</dc:creator>
              <dc:date>2018-04-09T20:43:33</dc:date>
            </office:change-info>
          </text:insertion>
        </text:changed-region>
        <text:changed-region xml:id="ct94029662488704" text:id="ct94029662488704">
          <text:insertion>
            <office:change-info>
              <dc:creator>Balazs Racz</dc:creator>
              <dc:date>2018-04-09T20:43:35</dc:date>
            </office:change-info>
          </text:insertion>
        </text:changed-region>
        <text:changed-region xml:id="ct94029662962000" text:id="ct94029662962000">
          <text:insertion>
            <office:change-info>
              <dc:creator>Balazs Racz</dc:creator>
              <dc:date>2018-04-09T20:50:07</dc:date>
            </office:change-info>
          </text:insertion>
        </text:changed-region>
        <text:changed-region xml:id="ct94029662488032" text:id="ct94029662488032">
          <text:insertion>
            <office:change-info>
              <dc:creator>Balazs Racz</dc:creator>
              <dc:date>2018-04-09T20:50:11</dc:date>
            </office:change-info>
          </text:insertion>
        </text:changed-region>
        <text:changed-region xml:id="ct94029662489440" text:id="ct94029662489440">
          <text:insertion>
            <office:change-info>
              <dc:creator>Balazs Racz</dc:creator>
              <dc:date>2018-04-09T20:50:16</dc:date>
            </office:change-info>
          </text:insertion>
        </text:changed-region>
        <text:changed-region xml:id="ct94029764231312" text:id="ct94029764231312">
          <text:insertion>
            <office:change-info>
              <dc:creator>Balazs Racz</dc:creator>
              <dc:date>2019-10-22T15:12:31</dc:date>
            </office:change-info>
          </text:insertion>
        </text:changed-region>
        <text:changed-region xml:id="ct94029662963760" text:id="ct94029662963760">
          <text:insertion>
            <office:change-info>
              <dc:creator>Balazs Racz</dc:creator>
              <dc:date>2018-04-09T20:44:32</dc:date>
            </office:change-info>
          </text:insertion>
        </text:changed-region>
        <text:changed-region xml:id="ct94029662964288" text:id="ct94029662964288">
          <text:insertion>
            <office:change-info>
              <dc:creator>Balazs Racz</dc:creator>
              <dc:date>2018-04-09T20:49:53</dc:date>
            </office:change-info>
          </text:insertion>
        </text:changed-region>
        <text:changed-region xml:id="ct94029662964528" text:id="ct94029662964528">
          <text:insertion>
            <office:change-info>
              <dc:creator>Balazs Racz</dc:creator>
              <dc:date>2018-04-09T20:50:00</dc:date>
            </office:change-info>
          </text:insertion>
        </text:changed-region>
        <text:changed-region xml:id="ct94029662964816" text:id="ct94029662964816">
          <text:insertion>
            <office:change-info>
              <dc:creator>Balazs Racz</dc:creator>
              <dc:date>2018-04-09T20:50:03</dc:date>
            </office:change-info>
          </text:insertion>
        </text:changed-region>
        <text:changed-region xml:id="ct94029662488336" text:id="ct94029662488336">
          <text:insertion>
            <office:change-info>
              <dc:creator>Balazs Racz</dc:creator>
              <dc:date>2018-04-09T20:51:05</dc:date>
            </office:change-info>
          </text:insertion>
        </text:changed-region>
        <text:changed-region xml:id="ct94029662410640" text:id="ct94029662410640">
          <text:insertion>
            <office:change-info>
              <dc:creator>Balazs Racz</dc:creator>
              <dc:date>2018-04-09T20:52:13</dc:date>
            </office:change-info>
          </text:insertion>
        </text:changed-region>
        <text:changed-region xml:id="ct94029751596496" text:id="ct94029751596496">
          <text:insertion>
            <office:change-info>
              <dc:creator>Balazs Racz</dc:creator>
              <dc:date>2018-04-09T20:50:51</dc:date>
            </office:change-info>
          </text:insertion>
        </text:changed-region>
        <text:changed-region xml:id="ct94029751598096" text:id="ct94029751598096">
          <text:insertion>
            <office:change-info>
              <dc:creator>Balazs Racz</dc:creator>
              <dc:date>2018-04-09T20:50:51</dc:date>
            </office:change-info>
          </text:insertion>
        </text:changed-region>
        <text:changed-region xml:id="ct94029751513888" text:id="ct94029751513888">
          <text:insertion>
            <office:change-info>
              <dc:creator>Balazs Racz</dc:creator>
              <dc:date>2018-04-09T20:50:51</dc:date>
            </office:change-info>
          </text:insertion>
        </text:changed-region>
        <text:changed-region xml:id="ct94029751170560" text:id="ct94029751170560">
          <text:insertion>
            <office:change-info>
              <dc:creator>Balazs Racz</dc:creator>
              <dc:date>2018-04-09T20:50:51</dc:date>
            </office:change-info>
          </text:insertion>
        </text:changed-region>
        <text:changed-region xml:id="ct94029748035408" text:id="ct94029748035408">
          <text:insertion>
            <office:change-info>
              <dc:creator>Balazs Racz</dc:creator>
              <dc:date>2018-04-09T20:50:51</dc:date>
            </office:change-info>
          </text:insertion>
        </text:changed-region>
        <text:changed-region xml:id="ct94029708600816" text:id="ct94029708600816">
          <text:insertion>
            <office:change-info>
              <dc:creator>Balazs Racz</dc:creator>
              <dc:date>2018-04-09T20:50:51</dc:date>
            </office:change-info>
          </text:insertion>
        </text:changed-region>
        <text:changed-region xml:id="ct94029728046128" text:id="ct94029728046128">
          <text:insertion>
            <office:change-info>
              <dc:creator>Balazs Racz</dc:creator>
              <dc:date>2018-04-09T20:50:51</dc:date>
            </office:change-info>
          </text:insertion>
        </text:changed-region>
        <text:changed-region xml:id="ct94029708630768" text:id="ct94029708630768">
          <text:insertion>
            <office:change-info>
              <dc:creator>Balazs Racz</dc:creator>
              <dc:date>2018-04-09T20:50:51</dc:date>
            </office:change-info>
          </text:insertion>
        </text:changed-region>
        <text:changed-region xml:id="ct94029662412720" text:id="ct94029662412720">
          <text:insertion>
            <office:change-info>
              <dc:creator>Balazs Racz</dc:creator>
              <dc:date>2018-04-09T20:57:01</dc:date>
            </office:change-info>
          </text:insertion>
        </text:changed-region>
        <text:changed-region xml:id="ct94029662411744" text:id="ct94029662411744">
          <text:insertion>
            <office:change-info>
              <dc:creator>Balazs Racz</dc:creator>
              <dc:date>2018-04-09T20:57:01</dc:date>
            </office:change-info>
          </text:insertion>
        </text:changed-region>
        <text:changed-region xml:id="ct94029662417680" text:id="ct94029662417680">
          <text:insertion>
            <office:change-info>
              <dc:creator>Balazs Racz</dc:creator>
              <dc:date>2018-04-09T20:57:01</dc:date>
            </office:change-info>
          </text:insertion>
        </text:changed-region>
        <text:changed-region xml:id="ct94029662418240" text:id="ct94029662418240">
          <text:insertion>
            <office:change-info>
              <dc:creator>Balazs Racz</dc:creator>
              <dc:date>2018-04-09T20:57:01</dc:date>
            </office:change-info>
          </text:insertion>
        </text:changed-region>
        <text:changed-region xml:id="ct94029662424080" text:id="ct94029662424080">
          <text:insertion>
            <office:change-info>
              <dc:creator>Balazs Racz</dc:creator>
              <dc:date>2018-04-09T20:57:01</dc:date>
            </office:change-info>
          </text:insertion>
        </text:changed-region>
        <text:changed-region xml:id="ct94029662424640" text:id="ct94029662424640">
          <text:insertion>
            <office:change-info>
              <dc:creator>Balazs Racz</dc:creator>
              <dc:date>2018-04-09T20:57:01</dc:date>
            </office:change-info>
          </text:insertion>
        </text:changed-region>
        <text:changed-region xml:id="ct94029662420640" text:id="ct94029662420640">
          <text:insertion>
            <office:change-info>
              <dc:creator>Balazs Racz</dc:creator>
              <dc:date>2018-04-09T20:57:01</dc:date>
            </office:change-info>
          </text:insertion>
        </text:changed-region>
        <text:changed-region xml:id="ct94029662334752" text:id="ct94029662334752">
          <text:insertion>
            <office:change-info>
              <dc:creator>Balazs Racz</dc:creator>
              <dc:date>2018-04-19T16:42:27</dc:date>
            </office:change-info>
          </text:insertion>
        </text:changed-region>
        <text:changed-region xml:id="ct94029662421456" text:id="ct94029662421456">
          <text:insertion>
            <office:change-info>
              <dc:creator>Balazs Racz</dc:creator>
              <dc:date>2018-04-09T21:07:30</dc:date>
            </office:change-info>
          </text:insertion>
        </text:changed-region>
        <text:changed-region xml:id="ct94029662421216" text:id="ct94029662421216">
          <text:insertion>
            <office:change-info>
              <dc:creator>Balazs Racz</dc:creator>
              <dc:date>2018-04-19T16:56:00</dc:date>
            </office:change-info>
          </text:insertion>
        </text:changed-region>
        <text:changed-region xml:id="ct94029662907328" text:id="ct94029662907328">
          <text:insertion>
            <office:change-info>
              <dc:creator>Balazs Racz</dc:creator>
              <dc:date>2018-04-19T16:43:06</dc:date>
            </office:change-info>
          </text:insertion>
        </text:changed-region>
        <text:changed-region xml:id="ct94029662941200" text:id="ct94029662941200">
          <text:insertion>
            <office:change-info>
              <dc:creator>Balazs Racz</dc:creator>
              <dc:date>2018-04-19T16:43:08</dc:date>
            </office:change-info>
          </text:insertion>
        </text:changed-region>
        <text:changed-region xml:id="ct94029662908064" text:id="ct94029662908064">
          <text:insertion>
            <office:change-info>
              <dc:creator>Balazs Racz</dc:creator>
              <dc:date>2018-04-19T16:43:51</dc:date>
            </office:change-info>
          </text:insertion>
        </text:changed-region>
        <text:changed-region xml:id="ct94029662422816" text:id="ct94029662422816">
          <text:insertion>
            <office:change-info>
              <dc:creator>Balazs Racz</dc:creator>
              <dc:date>2018-04-19T16:43:57</dc:date>
            </office:change-info>
          </text:insertion>
        </text:changed-region>
        <text:changed-region xml:id="ct94029662423504" text:id="ct94029662423504">
          <text:insertion>
            <office:change-info>
              <dc:creator>Balazs Racz</dc:creator>
              <dc:date>2018-04-19T16:44:00</dc:date>
            </office:change-info>
          </text:insertion>
        </text:changed-region>
        <text:changed-region xml:id="ct94029662911376" text:id="ct94029662911376">
          <text:insertion>
            <office:change-info>
              <dc:creator>Balazs Racz</dc:creator>
              <dc:date>2018-04-20T01:55:53</dc:date>
            </office:change-info>
          </text:insertion>
        </text:changed-region>
        <text:changed-region xml:id="ct94029662909536" text:id="ct94029662909536">
          <text:insertion>
            <office:change-info>
              <dc:creator>Balazs Racz</dc:creator>
              <dc:date>2018-04-19T16:46:41</dc:date>
            </office:change-info>
          </text:insertion>
        </text:changed-region>
        <text:changed-region xml:id="ct94029752187664" text:id="ct94029752187664">
          <text:insertion>
            <office:change-info>
              <dc:creator>Balazs Racz</dc:creator>
              <dc:date>2019-10-22T14:02:38</dc:date>
            </office:change-info>
          </text:insertion>
        </text:changed-region>
        <text:changed-region xml:id="ct94029708652256" text:id="ct94029708652256">
          <text:insertion>
            <office:change-info>
              <dc:creator>Balazs Racz</dc:creator>
              <dc:date>2019-10-22T14:03:56</dc:date>
            </office:change-info>
          </text:insertion>
        </text:changed-region>
        <text:changed-region xml:id="ct94029761455024" text:id="ct94029761455024">
          <text:insertion>
            <office:change-info>
              <dc:creator>Balazs Racz</dc:creator>
              <dc:date>2019-10-22T14:04:03</dc:date>
            </office:change-info>
          </text:insertion>
        </text:changed-region>
        <text:changed-region xml:id="ct94029761398576" text:id="ct94029761398576">
          <text:insertion>
            <office:change-info>
              <dc:creator>Balazs Racz</dc:creator>
              <dc:date>2019-10-22T14:28:34</dc:date>
            </office:change-info>
          </text:insertion>
        </text:changed-region>
        <text:changed-region xml:id="ct94029750934192" text:id="ct94029750934192">
          <text:insertion>
            <office:change-info>
              <dc:creator>Balazs Racz</dc:creator>
              <dc:date>2019-10-22T14:28:34</dc:date>
            </office:change-info>
          </text:insertion>
        </text:changed-region>
        <text:changed-region xml:id="ct94029758938928" text:id="ct94029758938928">
          <text:insertion>
            <office:change-info>
              <dc:creator>Balazs Racz</dc:creator>
              <dc:date>2019-10-22T14:28:34</dc:date>
            </office:change-info>
          </text:insertion>
        </text:changed-region>
        <text:changed-region xml:id="ct94029734433792" text:id="ct94029734433792">
          <text:insertion>
            <office:change-info>
              <dc:creator>Balazs Racz</dc:creator>
              <dc:date>2019-10-22T14:29:00</dc:date>
            </office:change-info>
          </text:insertion>
        </text:changed-region>
        <text:changed-region xml:id="ct94029746355952" text:id="ct94029746355952">
          <text:insertion>
            <office:change-info>
              <dc:creator>Balazs Racz</dc:creator>
              <dc:date>2019-10-22T14:28:34</dc:date>
            </office:change-info>
          </text:insertion>
        </text:changed-region>
        <text:changed-region xml:id="ct94029751048128" text:id="ct94029751048128">
          <text:insertion>
            <office:change-info>
              <dc:creator>Balazs Racz</dc:creator>
              <dc:date>2019-10-22T14:29:20</dc:date>
            </office:change-info>
          </text:insertion>
        </text:changed-region>
        <text:changed-region xml:id="ct94029751779328" text:id="ct94029751779328">
          <text:insertion>
            <office:change-info>
              <dc:creator>Balazs Racz</dc:creator>
              <dc:date>2019-10-22T14:29:21</dc:date>
            </office:change-info>
          </text:insertion>
        </text:changed-region>
        <text:changed-region xml:id="ct94029752243056" text:id="ct94029752243056">
          <text:insertion>
            <office:change-info>
              <dc:creator>Balazs Racz</dc:creator>
              <dc:date>2019-10-22T14:29:23</dc:date>
            </office:change-info>
          </text:insertion>
        </text:changed-region>
        <text:changed-region xml:id="ct94029762464848" text:id="ct94029762464848">
          <text:insertion>
            <office:change-info>
              <dc:creator>Balazs Racz</dc:creator>
              <dc:date>2019-10-22T14:29:29</dc:date>
            </office:change-info>
          </text:insertion>
        </text:changed-region>
        <text:changed-region xml:id="ct94029761417936" text:id="ct94029761417936">
          <text:insertion>
            <office:change-info>
              <dc:creator>Balazs Racz</dc:creator>
              <dc:date>2019-10-22T14:29:53</dc:date>
            </office:change-info>
          </text:insertion>
        </text:changed-region>
        <text:changed-region xml:id="ct94029751075456" text:id="ct94029751075456">
          <text:insertion>
            <office:change-info>
              <dc:creator>Balazs Racz</dc:creator>
              <dc:date>2019-10-22T14:29:55</dc:date>
            </office:change-info>
          </text:insertion>
        </text:changed-region>
        <text:changed-region xml:id="ct94029760962656" text:id="ct94029760962656">
          <text:insertion>
            <office:change-info>
              <dc:creator>Balazs Racz</dc:creator>
              <dc:date>2019-10-22T14:29:56</dc:date>
            </office:change-info>
          </text:insertion>
        </text:changed-region>
        <text:changed-region xml:id="ct94029749853104" text:id="ct94029749853104">
          <text:insertion>
            <office:change-info>
              <dc:creator>Balazs Racz</dc:creator>
              <dc:date>2019-10-22T14:30:03</dc:date>
            </office:change-info>
          </text:insertion>
        </text:changed-region>
        <text:changed-region xml:id="ct94029758962400" text:id="ct94029758962400">
          <text:insertion>
            <office:change-info>
              <dc:creator>Balazs Racz</dc:creator>
              <dc:date>2019-10-22T14:30:11</dc:date>
            </office:change-info>
          </text:insertion>
        </text:changed-region>
        <text:changed-region xml:id="ct94029758661424" text:id="ct94029758661424">
          <text:insertion>
            <office:change-info>
              <dc:creator>Balazs Racz</dc:creator>
              <dc:date>2019-10-22T14:30:12</dc:date>
            </office:change-info>
          </text:insertion>
        </text:changed-region>
        <text:changed-region xml:id="ct94029662342704" text:id="ct94029662342704">
          <text:insertion>
            <office:change-info>
              <dc:creator>Balazs Racz</dc:creator>
              <dc:date>2019-10-22T14:30:17</dc:date>
            </office:change-info>
          </text:insertion>
        </text:changed-region>
        <text:changed-region xml:id="ct94029759731776" text:id="ct94029759731776">
          <text:insertion>
            <office:change-info>
              <dc:creator>Balazs Racz</dc:creator>
              <dc:date>2019-10-22T14:30:23</dc:date>
            </office:change-info>
          </text:insertion>
        </text:changed-region>
        <text:changed-region xml:id="ct94029759714400" text:id="ct94029759714400">
          <text:insertion>
            <office:change-info>
              <dc:creator>Balazs Racz</dc:creator>
              <dc:date>2019-10-22T14:30:58</dc:date>
            </office:change-info>
          </text:insertion>
        </text:changed-region>
        <text:changed-region xml:id="ct94029758881424" text:id="ct94029758881424">
          <text:insertion>
            <office:change-info>
              <dc:creator>Balazs Racz</dc:creator>
              <dc:date>2019-10-22T14:30:59</dc:date>
            </office:change-info>
          </text:insertion>
        </text:changed-region>
        <text:changed-region xml:id="ct94029759546640" text:id="ct94029759546640">
          <text:insertion>
            <office:change-info>
              <dc:creator>Balazs Racz</dc:creator>
              <dc:date>2019-10-22T14:31:00</dc:date>
            </office:change-info>
          </text:insertion>
        </text:changed-region>
        <text:changed-region xml:id="ct94029708629200" text:id="ct94029708629200">
          <text:insertion>
            <office:change-info>
              <dc:creator>Balazs Racz</dc:creator>
              <dc:date>2019-10-22T14:31:04</dc:date>
            </office:change-info>
          </text:insertion>
        </text:changed-region>
        <text:changed-region xml:id="ct94029749207328" text:id="ct94029749207328">
          <text:insertion>
            <office:change-info>
              <dc:creator>Balazs Racz</dc:creator>
              <dc:date>2019-10-22T14:31:20</dc:date>
            </office:change-info>
          </text:insertion>
        </text:changed-region>
        <text:changed-region xml:id="ct94029740112304" text:id="ct94029740112304">
          <text:insertion>
            <office:change-info>
              <dc:creator>Balazs Racz</dc:creator>
              <dc:date>2019-10-22T14:31:21</dc:date>
            </office:change-info>
          </text:insertion>
        </text:changed-region>
        <text:changed-region xml:id="ct94029746538032" text:id="ct94029746538032">
          <text:insertion>
            <office:change-info>
              <dc:creator>Balazs Racz</dc:creator>
              <dc:date>2019-10-22T14:31:26</dc:date>
            </office:change-info>
          </text:insertion>
        </text:changed-region>
        <text:changed-region xml:id="ct94029762214640" text:id="ct94029762214640">
          <text:insertion>
            <office:change-info>
              <dc:creator>Balazs Racz</dc:creator>
              <dc:date>2019-10-22T14:31:28</dc:date>
            </office:change-info>
          </text:insertion>
        </text:changed-region>
        <text:changed-region xml:id="ct94029708919584" text:id="ct94029708919584">
          <text:insertion>
            <office:change-info>
              <dc:creator>Balazs Racz</dc:creator>
              <dc:date>2019-10-22T14:31:53</dc:date>
            </office:change-info>
          </text:insertion>
        </text:changed-region>
        <text:changed-region xml:id="ct94029751666336" text:id="ct94029751666336">
          <text:insertion>
            <office:change-info>
              <dc:creator>Balazs Racz</dc:creator>
              <dc:date>2019-10-22T14:31:57</dc:date>
            </office:change-info>
          </text:insertion>
        </text:changed-region>
        <text:changed-region xml:id="ct94029759548032" text:id="ct94029759548032">
          <text:insertion>
            <office:change-info>
              <dc:creator>Balazs Racz</dc:creator>
              <dc:date>2019-10-22T14:31:51</dc:date>
            </office:change-info>
          </text:insertion>
        </text:changed-region>
        <text:changed-region xml:id="ct94029747721184" text:id="ct94029747721184">
          <text:insertion>
            <office:change-info>
              <dc:creator>Balazs Racz</dc:creator>
              <dc:date>2019-10-22T14:34:31</dc:date>
            </office:change-info>
          </text:insertion>
        </text:changed-region>
        <text:changed-region xml:id="ct94029751913488" text:id="ct94029751913488">
          <text:insertion>
            <office:change-info>
              <dc:creator>Balazs Racz</dc:creator>
              <dc:date>2019-10-22T14:32:08</dc:date>
            </office:change-info>
          </text:insertion>
        </text:changed-region>
        <text:changed-region xml:id="ct94029751417408" text:id="ct94029751417408">
          <text:insertion>
            <office:change-info>
              <dc:creator>Balazs Racz</dc:creator>
              <dc:date>2019-10-22T14:33:38</dc:date>
            </office:change-info>
          </text:insertion>
        </text:changed-region>
        <text:changed-region xml:id="ct94029747456224" text:id="ct94029747456224">
          <text:insertion>
            <office:change-info>
              <dc:creator>Balazs Racz</dc:creator>
              <dc:date>2019-10-22T14:33:38</dc:date>
            </office:change-info>
          </text:insertion>
        </text:changed-region>
        <text:changed-region xml:id="ct94029759006272" text:id="ct94029759006272">
          <text:insertion>
            <office:change-info>
              <dc:creator>Balazs Racz</dc:creator>
              <dc:date>2019-10-22T14:32:30</dc:date>
            </office:change-info>
          </text:insertion>
        </text:changed-region>
        <text:changed-region xml:id="ct94029761588128" text:id="ct94029761588128">
          <text:insertion>
            <office:change-info>
              <dc:creator>Balazs Racz</dc:creator>
              <dc:date>2019-10-22T14:34:34</dc:date>
            </office:change-info>
          </text:insertion>
        </text:changed-region>
        <text:changed-region xml:id="ct94029751560288" text:id="ct94029751560288">
          <text:insertion>
            <office:change-info>
              <dc:creator>Balazs Racz</dc:creator>
              <dc:date>2019-10-22T14:33:15</dc:date>
            </office:change-info>
          </text:insertion>
        </text:changed-region>
        <text:changed-region xml:id="ct94029747393632" text:id="ct94029747393632">
          <text:insertion>
            <office:change-info>
              <dc:creator>Balazs Racz</dc:creator>
              <dc:date>2019-10-22T14:33:39</dc:date>
            </office:change-info>
          </text:insertion>
        </text:changed-region>
        <text:changed-region xml:id="ct94029749865248" text:id="ct94029749865248">
          <text:insertion>
            <office:change-info>
              <dc:creator>Balazs Racz</dc:creator>
              <dc:date>2019-10-22T14:33:39</dc:date>
            </office:change-info>
          </text:insertion>
        </text:changed-region>
        <text:changed-region xml:id="ct94029751562560" text:id="ct94029751562560">
          <text:insertion>
            <office:change-info>
              <dc:creator>Balazs Racz</dc:creator>
              <dc:date>2019-10-22T14:33:35</dc:date>
            </office:change-info>
          </text:insertion>
        </text:changed-region>
        <text:changed-region xml:id="ct94029761927168" text:id="ct94029761927168">
          <text:insertion>
            <office:change-info>
              <dc:creator>Balazs Racz</dc:creator>
              <dc:date>2019-10-22T14:34:36</dc:date>
            </office:change-info>
          </text:insertion>
        </text:changed-region>
        <text:changed-region xml:id="ct94029751411328" text:id="ct94029751411328">
          <text:insertion>
            <office:change-info>
              <dc:creator>Balazs Racz</dc:creator>
              <dc:date>2019-10-22T14:33:43</dc:date>
            </office:change-info>
          </text:insertion>
        </text:changed-region>
        <text:changed-region xml:id="ct94029750839312" text:id="ct94029750839312">
          <text:insertion>
            <office:change-info>
              <dc:creator>Balazs Racz</dc:creator>
              <dc:date>2019-10-22T14:33:58</dc:date>
            </office:change-info>
          </text:insertion>
        </text:changed-region>
        <text:changed-region xml:id="ct94029759552720" text:id="ct94029759552720">
          <text:insertion>
            <office:change-info>
              <dc:creator>Balazs Racz</dc:creator>
              <dc:date>2019-10-22T14:33:58</dc:date>
            </office:change-info>
          </text:insertion>
        </text:changed-region>
        <text:changed-region xml:id="ct94029762497920" text:id="ct94029762497920">
          <text:insertion>
            <office:change-info>
              <dc:creator>Balazs Racz</dc:creator>
              <dc:date>2019-10-22T14:34:05</dc:date>
            </office:change-info>
          </text:insertion>
        </text:changed-region>
        <text:changed-region xml:id="ct94029734468368" text:id="ct94029734468368">
          <text:insertion>
            <office:change-info>
              <dc:creator>Balazs Racz</dc:creator>
              <dc:date>2019-10-22T14:34:09</dc:date>
            </office:change-info>
          </text:insertion>
        </text:changed-region>
        <text:changed-region xml:id="ct94029761869936" text:id="ct94029761869936">
          <text:insertion>
            <office:change-info>
              <dc:creator>Balazs Racz</dc:creator>
              <dc:date>2019-10-22T14:35:11</dc:date>
            </office:change-info>
          </text:insertion>
        </text:changed-region>
        <text:changed-region xml:id="ct94029761245856" text:id="ct94029761245856">
          <text:insertion>
            <office:change-info>
              <dc:creator>Balazs Racz</dc:creator>
              <dc:date>2019-10-22T14:35:40</dc:date>
            </office:change-info>
          </text:insertion>
        </text:changed-region>
        <text:changed-region xml:id="ct94029747671168" text:id="ct94029747671168">
          <text:insertion>
            <office:change-info>
              <dc:creator>Balazs Racz</dc:creator>
              <dc:date>2019-10-22T14:35:40</dc:date>
            </office:change-info>
          </text:insertion>
        </text:changed-region>
        <text:changed-region xml:id="ct94029747512960" text:id="ct94029747512960">
          <text:insertion>
            <office:change-info>
              <dc:creator>Balazs Racz</dc:creator>
              <dc:date>2019-10-22T14:35:41</dc:date>
            </office:change-info>
          </text:insertion>
        </text:changed-region>
        <text:changed-region xml:id="ct94029747449440" text:id="ct94029747449440">
          <text:insertion>
            <office:change-info>
              <dc:creator>Balazs Racz</dc:creator>
              <dc:date>2019-10-22T14:37:06</dc:date>
            </office:change-info>
          </text:insertion>
        </text:changed-region>
        <text:changed-region xml:id="ct94029747750848" text:id="ct94029747750848">
          <text:insertion>
            <office:change-info>
              <dc:creator>Balazs Racz</dc:creator>
              <dc:date>2019-10-22T14:35:57</dc:date>
            </office:change-info>
          </text:insertion>
        </text:changed-region>
        <text:changed-region xml:id="ct94029761440864" text:id="ct94029761440864">
          <text:insertion>
            <office:change-info>
              <dc:creator>Balazs Racz</dc:creator>
              <dc:date>2019-10-22T14:36:15</dc:date>
            </office:change-info>
          </text:insertion>
        </text:changed-region>
        <text:changed-region xml:id="ct94029747721424" text:id="ct94029747721424">
          <text:insertion>
            <office:change-info>
              <dc:creator>Balazs Racz</dc:creator>
              <dc:date>2019-10-22T14:37:40</dc:date>
            </office:change-info>
          </text:insertion>
        </text:changed-region>
        <text:changed-region xml:id="ct94029740112016" text:id="ct94029740112016">
          <text:insertion>
            <office:change-info>
              <dc:creator>Balazs Racz</dc:creator>
              <dc:date>2019-10-22T14:36:18</dc:date>
            </office:change-info>
          </text:insertion>
        </text:changed-region>
        <text:changed-region xml:id="ct94029759516864" text:id="ct94029759516864">
          <text:insertion>
            <office:change-info>
              <dc:creator>Balazs Racz</dc:creator>
              <dc:date>2019-10-22T14:37:07</dc:date>
            </office:change-info>
          </text:insertion>
        </text:changed-region>
        <text:changed-region xml:id="ct94029708716128" text:id="ct94029708716128">
          <text:insertion>
            <office:change-info>
              <dc:creator>Balazs Racz</dc:creator>
              <dc:date>2019-10-22T14:36:24</dc:date>
            </office:change-info>
          </text:insertion>
        </text:changed-region>
        <text:changed-region xml:id="ct94029763492480" text:id="ct94029763492480">
          <text:insertion>
            <office:change-info>
              <dc:creator>Balazs Racz</dc:creator>
              <dc:date>2019-10-22T14:36:25</dc:date>
            </office:change-info>
          </text:insertion>
        </text:changed-region>
        <text:changed-region xml:id="ct94029763377936" text:id="ct94029763377936">
          <text:insertion>
            <office:change-info>
              <dc:creator>Balazs Racz</dc:creator>
              <dc:date>2019-10-22T14:37:42</dc:date>
            </office:change-info>
          </text:insertion>
        </text:changed-region>
        <text:changed-region xml:id="ct94029747811632" text:id="ct94029747811632">
          <text:insertion>
            <office:change-info>
              <dc:creator>Balazs Racz</dc:creator>
              <dc:date>2019-10-22T14:36:28</dc:date>
            </office:change-info>
          </text:insertion>
        </text:changed-region>
        <text:changed-region xml:id="ct94029747223936" text:id="ct94029747223936">
          <text:insertion>
            <office:change-info>
              <dc:creator>Balazs Racz</dc:creator>
              <dc:date>2019-10-22T14:37:21</dc:date>
            </office:change-info>
          </text:insertion>
        </text:changed-region>
        <text:changed-region xml:id="ct94029763337216" text:id="ct94029763337216">
          <text:insertion>
            <office:change-info>
              <dc:creator>Balazs Racz</dc:creator>
              <dc:date>2019-10-22T14:37:24</dc:date>
            </office:change-info>
          </text:insertion>
        </text:changed-region>
        <text:changed-region xml:id="ct94029747573344" text:id="ct94029747573344">
          <text:insertion>
            <office:change-info>
              <dc:creator>Balazs Racz</dc:creator>
              <dc:date>2019-10-22T14:37:26</dc:date>
            </office:change-info>
          </text:insertion>
        </text:changed-region>
        <text:changed-region xml:id="ct94029752298480" text:id="ct94029752298480">
          <text:insertion>
            <office:change-info>
              <dc:creator>Balazs Racz</dc:creator>
              <dc:date>2019-10-22T14:37:45</dc:date>
            </office:change-info>
          </text:insertion>
        </text:changed-region>
        <text:changed-region xml:id="ct94029747911872" text:id="ct94029747911872">
          <text:insertion>
            <office:change-info>
              <dc:creator>Balazs Racz</dc:creator>
              <dc:date>2019-10-22T14:38:06</dc:date>
            </office:change-info>
          </text:insertion>
        </text:changed-region>
        <text:changed-region xml:id="ct94029751157344" text:id="ct94029751157344">
          <text:insertion>
            <office:change-info>
              <dc:creator>Balazs Racz</dc:creator>
              <dc:date>2019-10-22T14:38:06</dc:date>
            </office:change-info>
          </text:insertion>
        </text:changed-region>
        <text:changed-region xml:id="ct94029747685520" text:id="ct94029747685520">
          <text:insertion>
            <office:change-info>
              <dc:creator>Balazs Racz</dc:creator>
              <dc:date>2019-10-22T14:38:06</dc:date>
            </office:change-info>
          </text:insertion>
        </text:changed-region>
        <text:changed-region xml:id="ct94029708840480" text:id="ct94029708840480">
          <text:insertion>
            <office:change-info>
              <dc:creator>Balazs Racz</dc:creator>
              <dc:date>2019-10-22T14:38:06</dc:date>
            </office:change-info>
          </text:insertion>
        </text:changed-region>
        <text:changed-region xml:id="ct94029747564032" text:id="ct94029747564032">
          <text:insertion>
            <office:change-info>
              <dc:creator>Balazs Racz</dc:creator>
              <dc:date>2019-10-22T14:38:07</dc:date>
            </office:change-info>
          </text:insertion>
        </text:changed-region>
        <text:changed-region xml:id="ct94029759649136" text:id="ct94029759649136">
          <text:insertion>
            <office:change-info>
              <dc:creator>Balazs Racz</dc:creator>
              <dc:date>2019-10-22T14:38:07</dc:date>
            </office:change-info>
          </text:insertion>
        </text:changed-region>
        <text:changed-region xml:id="ct94029747834448" text:id="ct94029747834448">
          <text:insertion>
            <office:change-info>
              <dc:creator>Balazs Racz</dc:creator>
              <dc:date>2019-10-22T14:38:07</dc:date>
            </office:change-info>
          </text:insertion>
        </text:changed-region>
        <text:changed-region xml:id="ct94029747592464" text:id="ct94029747592464">
          <text:insertion>
            <office:change-info>
              <dc:creator>Balazs Racz</dc:creator>
              <dc:date>2019-10-22T14:38:07</dc:date>
            </office:change-info>
          </text:insertion>
        </text:changed-region>
        <text:changed-region xml:id="ct94029747399232" text:id="ct94029747399232">
          <text:insertion>
            <office:change-info>
              <dc:creator>Balazs Racz</dc:creator>
              <dc:date>2019-10-22T14:38:07</dc:date>
            </office:change-info>
          </text:insertion>
        </text:changed-region>
        <text:changed-region xml:id="ct94029750990720" text:id="ct94029750990720">
          <text:insertion>
            <office:change-info>
              <dc:creator>Balazs Racz</dc:creator>
              <dc:date>2019-10-22T14:38:07</dc:date>
            </office:change-info>
          </text:insertion>
        </text:changed-region>
        <text:changed-region xml:id="ct94029749480176" text:id="ct94029749480176">
          <text:insertion>
            <office:change-info>
              <dc:creator>Balazs Racz</dc:creator>
              <dc:date>2019-10-22T14:38:07</dc:date>
            </office:change-info>
          </text:insertion>
        </text:changed-region>
        <text:changed-region xml:id="ct94029747477824" text:id="ct94029747477824">
          <text:insertion>
            <office:change-info>
              <dc:creator>Balazs Racz</dc:creator>
              <dc:date>2019-10-22T14:38:07</dc:date>
            </office:change-info>
          </text:insertion>
        </text:changed-region>
        <text:changed-region xml:id="ct94029747238416" text:id="ct94029747238416">
          <text:insertion>
            <office:change-info>
              <dc:creator>Balazs Racz</dc:creator>
              <dc:date>2019-10-22T14:39:35</dc:date>
            </office:change-info>
          </text:insertion>
        </text:changed-region>
        <text:changed-region xml:id="ct94029761566032" text:id="ct94029761566032">
          <text:insertion>
            <office:change-info>
              <dc:creator>Balazs Racz</dc:creator>
              <dc:date>2019-10-22T14:39:36</dc:date>
            </office:change-info>
          </text:insertion>
        </text:changed-region>
        <text:changed-region xml:id="ct94029763784880" text:id="ct94029763784880">
          <text:insertion>
            <office:change-info>
              <dc:creator>Balazs Racz</dc:creator>
              <dc:date>2019-10-22T14:39:39</dc:date>
            </office:change-info>
          </text:insertion>
        </text:changed-region>
        <text:changed-region xml:id="ct94029760794944" text:id="ct94029760794944">
          <text:insertion>
            <office:change-info>
              <dc:creator>Balazs Racz</dc:creator>
              <dc:date>2019-10-22T14:39:39</dc:date>
            </office:change-info>
          </text:insertion>
        </text:changed-region>
        <text:changed-region xml:id="ct94029763822320" text:id="ct94029763822320">
          <text:insertion>
            <office:change-info>
              <dc:creator>Balazs Racz</dc:creator>
              <dc:date>2019-10-22T14:39:49</dc:date>
            </office:change-info>
          </text:insertion>
        </text:changed-region>
        <text:changed-region xml:id="ct94029763369296" text:id="ct94029763369296">
          <text:insertion>
            <office:change-info>
              <dc:creator>Balazs Racz</dc:creator>
              <dc:date>2019-10-22T14:39:50</dc:date>
            </office:change-info>
          </text:insertion>
        </text:changed-region>
        <text:changed-region xml:id="ct94029761579872" text:id="ct94029761579872">
          <text:insertion>
            <office:change-info>
              <dc:creator>Balazs Racz</dc:creator>
              <dc:date>2019-10-22T14:39:51</dc:date>
            </office:change-info>
          </text:insertion>
        </text:changed-region>
        <text:changed-region xml:id="ct94029747545264" text:id="ct94029747545264">
          <text:insertion>
            <office:change-info>
              <dc:creator>Balazs Racz</dc:creator>
              <dc:date>2019-10-22T14:39:53</dc:date>
            </office:change-info>
          </text:insertion>
        </text:changed-region>
        <text:changed-region xml:id="ct94029662345776" text:id="ct94029662345776">
          <text:insertion>
            <office:change-info>
              <dc:creator>Balazs Racz</dc:creator>
              <dc:date>2018-04-09T20:56:55</dc:date>
            </office:change-info>
          </text:insertion>
        </text:changed-region>
        <text:changed-region xml:id="ct94029663363568" text:id="ct94029663363568">
          <text:insertion>
            <office:change-info>
              <dc:creator>Balazs Racz</dc:creator>
              <dc:date>2018-04-19T17:04:09</dc:date>
            </office:change-info>
          </text:insertion>
        </text:changed-region>
        <text:changed-region xml:id="ct94029662346160" text:id="ct94029662346160">
          <text:insertion>
            <office:change-info>
              <dc:creator>Balazs Racz</dc:creator>
              <dc:date>2018-04-19T17:06:13</dc:date>
            </office:change-info>
          </text:insertion>
        </text:changed-region>
        <text:changed-region xml:id="ct94029707408384" text:id="ct94029707408384">
          <text:insertion>
            <office:change-info>
              <dc:creator>Balazs Racz</dc:creator>
              <dc:date>2018-04-19T17:07:03</dc:date>
            </office:change-info>
          </text:insertion>
        </text:changed-region>
        <text:changed-region xml:id="ct94029662909168" text:id="ct94029662909168">
          <text:insertion>
            <office:change-info>
              <dc:creator>Balazs Racz</dc:creator>
              <dc:date>2018-04-19T17:08:00</dc:date>
            </office:change-info>
          </text:insertion>
        </text:changed-region>
        <text:changed-region xml:id="ct94029662908432" text:id="ct94029662908432">
          <text:insertion>
            <office:change-info>
              <dc:creator>Balazs Racz</dc:creator>
              <dc:date>2018-04-19T17:09:00</dc:date>
            </office:change-info>
          </text:insertion>
        </text:changed-region>
        <text:changed-region xml:id="ct94029663375936" text:id="ct94029663375936">
          <text:insertion>
            <office:change-info>
              <dc:creator>Balazs Racz</dc:creator>
              <dc:date>2018-04-19T17:10:00</dc:date>
            </office:change-info>
          </text:insertion>
        </text:changed-region>
        <text:changed-region xml:id="ct94029662422576" text:id="ct94029662422576">
          <text:insertion>
            <office:change-info>
              <dc:creator>Balazs Racz</dc:creator>
              <dc:date>2018-04-19T17:15:04</dc:date>
            </office:change-info>
          </text:insertion>
        </text:changed-region>
        <text:changed-region xml:id="ct94029662939360" text:id="ct94029662939360">
          <text:insertion>
            <office:change-info>
              <dc:creator>Balazs Racz</dc:creator>
              <dc:date>2018-04-19T17:16:24</dc:date>
            </office:change-info>
          </text:insertion>
        </text:changed-region>
        <text:changed-region xml:id="ct94029663374080" text:id="ct94029663374080">
          <text:insertion>
            <office:change-info>
              <dc:creator>Balazs Racz</dc:creator>
              <dc:date>2018-04-19T17:03:00</dc:date>
            </office:change-info>
          </text:insertion>
        </text:changed-region>
        <text:changed-region xml:id="ct94029663372608" text:id="ct94029663372608">
          <text:insertion>
            <office:change-info>
              <dc:creator>Balazs Racz</dc:creator>
              <dc:date>2018-04-19T17:17:45</dc:date>
            </office:change-info>
          </text:insertion>
        </text:changed-region>
        <text:changed-region xml:id="ct94029663373600" text:id="ct94029663373600">
          <text:insertion>
            <office:change-info>
              <dc:creator>Balazs Racz</dc:creator>
              <dc:date>2018-04-19T17:18:01</dc:date>
            </office:change-info>
          </text:insertion>
        </text:changed-region>
        <text:changed-region xml:id="ct94029663380864" text:id="ct94029663380864">
          <text:insertion>
            <office:change-info>
              <dc:creator>Balazs Racz</dc:creator>
              <dc:date>2018-04-19T17:22:08</dc:date>
            </office:change-info>
          </text:insertion>
        </text:changed-region>
        <text:changed-region xml:id="ct94029663381104" text:id="ct94029663381104">
          <text:insertion>
            <office:change-info>
              <dc:creator>Balazs Racz</dc:creator>
              <dc:date>2018-04-19T17:24:29</dc:date>
            </office:change-info>
          </text:insertion>
        </text:changed-region>
        <text:changed-region xml:id="ct94029663387408" text:id="ct94029663387408">
          <text:insertion>
            <office:change-info>
              <dc:creator>Balazs Racz</dc:creator>
              <dc:date>2018-04-19T17:25:00</dc:date>
            </office:change-info>
          </text:insertion>
        </text:changed-region>
        <text:changed-region xml:id="ct94029663365984" text:id="ct94029663365984">
          <text:insertion>
            <office:change-info>
              <dc:creator>Balazs Racz</dc:creator>
              <dc:date>2018-04-19T17:26:19</dc:date>
            </office:change-info>
          </text:insertion>
        </text:changed-region>
        <text:changed-region xml:id="ct94029707755344" text:id="ct94029707755344">
          <text:insertion>
            <office:change-info>
              <dc:creator>Balazs Racz</dc:creator>
              <dc:date>2018-04-19T17:27:00</dc:date>
            </office:change-info>
          </text:insertion>
        </text:changed-region>
        <text:changed-region xml:id="ct94029707755584" text:id="ct94029707755584">
          <text:insertion>
            <office:change-info>
              <dc:creator>Balazs Racz</dc:creator>
              <dc:date>2018-04-19T17:28:00</dc:date>
            </office:change-info>
          </text:insertion>
        </text:changed-region>
        <text:changed-region xml:id="ct94029707751056" text:id="ct94029707751056">
          <text:insertion>
            <office:change-info>
              <dc:creator>Balazs Racz</dc:creator>
              <dc:date>2018-04-19T17:02:55</dc:date>
            </office:change-info>
          </text:insertion>
        </text:changed-region>
        <text:changed-region xml:id="ct94029707789136" text:id="ct94029707789136">
          <text:insertion>
            <office:change-info>
              <dc:creator>Balazs Racz</dc:creator>
              <dc:date>2018-04-19T17:31:19</dc:date>
            </office:change-info>
          </text:insertion>
        </text:changed-region>
        <text:changed-region xml:id="ct94029707783056" text:id="ct94029707783056">
          <text:insertion>
            <office:change-info>
              <dc:creator>Balazs Racz</dc:creator>
              <dc:date>2018-04-20T01:45:00</dc:date>
            </office:change-info>
          </text:insertion>
        </text:changed-region>
        <text:changed-region xml:id="ct94029707779552" text:id="ct94029707779552">
          <text:deletion>
            <office:change-info>
              <dc:creator>Balazs Racz</dc:creator>
              <dc:date>2018-04-20T02:03:30</dc:date>
            </office:change-info>
            <text:p text:style-name="P4">Vivamus tristique porta ornare. Vivamus feugiat dolor id lectus aliquet luctus. </text:p>
          </text:deletion>
        </text:changed-region>
        <text:changed-region xml:id="ct94029707775632" text:id="ct94029707775632">
          <text:insertion>
            <office:change-info>
              <dc:creator>Balazs Racz</dc:creator>
              <dc:date>2018-04-20T02:03:45</dc:date>
            </office:change-info>
          </text:insertion>
        </text:changed-region>
        <text:changed-region xml:id="ct94029707810048" text:id="ct94029707810048">
          <text:insertion>
            <office:change-info>
              <dc:creator>Balazs Racz</dc:creator>
              <dc:date>2018-04-20T02:04:02</dc:date>
            </office:change-info>
          </text:insertion>
        </text:changed-region>
        <text:changed-region xml:id="ct94029764367664" text:id="ct94029764367664">
          <text:insertion>
            <office:change-info>
              <dc:creator>Balazs Racz</dc:creator>
              <dc:date>2019-10-22T16:33:49</dc:date>
            </office:change-info>
          </text:insertion>
        </text:changed-region>
        <text:changed-region xml:id="ct94029707823216" text:id="ct94029707823216">
          <text:insertion>
            <office:change-info>
              <dc:creator>Balazs Racz</dc:creator>
              <dc:date>2018-04-20T02:07:02</dc:date>
            </office:change-info>
          </text:insertion>
        </text:changed-region>
        <text:changed-region xml:id="ct94029786353456" text:id="ct94029786353456">
          <text:deletion>
            <office:change-info>
              <dc:creator>Balazs Racz</dc:creator>
              <dc:date>2019-10-22T16:32:47</dc:date>
            </office:change-info>
            <text:p text:style-name="P5"/>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932024276" text:style-name="L1">
              <text:list-item>
                <text:p text:style-name="P6">Lorem ipsum dolor sit amet, consectetur adipiscing elit. </text:p>
              </text:list-item>
              <text:list-item>
                <text:p text:style-name="P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029787568496" text:id="ct94029787568496">
          <text:insertion>
            <office:change-info>
              <dc:creator>Balazs Racz</dc:creator>
              <dc:date>2019-10-22T16:33:44</dc:date>
            </office:change-info>
          </text:insertion>
        </text:changed-region>
        <text:changed-region xml:id="ct94029782788288" text:id="ct94029782788288">
          <text:insertion>
            <office:change-info>
              <dc:creator>Balazs Racz</dc:creator>
              <dc:date>2019-10-22T16:35:08</dc:date>
            </office:change-info>
          </text:insertion>
        </text:changed-region>
        <text:changed-region xml:id="ct94029788761088" text:id="ct94029788761088">
          <text:insertion>
            <office:change-info>
              <dc:creator>Balazs Racz</dc:creator>
              <dc:date>2019-10-22T16:36:00</dc:date>
            </office:change-info>
          </text:insertion>
        </text:changed-region>
        <text:changed-region xml:id="ct94029794990576" text:id="ct94029794990576">
          <text:insertion>
            <office:change-info>
              <dc:creator>Balazs Racz</dc:creator>
              <dc:date>2019-10-22T16:42:43</dc:date>
            </office:change-info>
          </text:insertion>
        </text:changed-region>
        <text:changed-region xml:id="ct94029789028080" text:id="ct94029789028080">
          <text:insertion>
            <office:change-info>
              <dc:creator>Balazs Racz</dc:creator>
              <dc:date>2019-10-22T16:43:01</dc:date>
            </office:change-info>
          </text:insertion>
        </text:changed-region>
        <text:changed-region xml:id="ct94029794879232" text:id="ct94029794879232">
          <text:insertion>
            <office:change-info>
              <dc:creator>Balazs Racz</dc:creator>
              <dc:date>2019-10-22T17:12:00</dc:date>
            </office:change-info>
          </text:insertion>
        </text:changed-region>
        <text:changed-region xml:id="ct94029796108832" text:id="ct94029796108832">
          <text:insertion>
            <office:change-info>
              <dc:creator>Balazs Racz</dc:creator>
              <dc:date>2019-10-22T17:15:34</dc:date>
            </office:change-info>
          </text:insertion>
        </text:changed-region>
        <text:changed-region xml:id="ct94029796099472" text:id="ct94029796099472">
          <text:insertion>
            <office:change-info>
              <dc:creator>Balazs Racz</dc:creator>
              <dc:date>2019-10-22T17:16:13</dc:date>
            </office:change-info>
          </text:insertion>
        </text:changed-region>
        <text:changed-region xml:id="ct94029797647216" text:id="ct94029797647216">
          <text:insertion>
            <office:change-info>
              <dc:creator>Balazs Racz</dc:creator>
              <dc:date>2019-10-22T17:36:48</dc:date>
            </office:change-info>
          </text:insertion>
        </text:changed-region>
        <text:changed-region xml:id="ct94029796359728" text:id="ct94029796359728">
          <text:insertion>
            <office:change-info>
              <dc:creator>Balazs Racz</dc:creator>
              <dc:date>2019-10-22T17:37:00</dc:date>
            </office:change-info>
          </text:insertion>
        </text:changed-region>
        <text:changed-region xml:id="ct94029740804432" text:id="ct94029740804432">
          <text:insertion>
            <office:change-info>
              <dc:creator>Balazs Racz</dc:creator>
              <dc:date>2019-10-22T17:38:15</dc:date>
            </office:change-info>
          </text:insertion>
        </text:changed-region>
        <text:changed-region xml:id="ct94029797364672" text:id="ct94029797364672">
          <text:insertion>
            <office:change-info>
              <dc:creator>Balazs Racz</dc:creator>
              <dc:date>2019-10-22T17:49:08</dc:date>
            </office:change-info>
          </text:insertion>
        </text:changed-region>
        <text:changed-region xml:id="ct94029798658096" text:id="ct94029798658096">
          <text:insertion>
            <office:change-info>
              <dc:creator>Balazs Racz</dc:creator>
              <dc:date>2019-10-22T17:54:18</dc:date>
            </office:change-info>
          </text:insertion>
        </text:changed-region>
        <text:changed-region xml:id="ct94029801526864" text:id="ct94029801526864">
          <text:insertion>
            <office:change-info>
              <dc:creator>Balazs Racz</dc:creator>
              <dc:date>2019-10-22T17:55: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Introduction (Informative)</text:h>
      <text:p text:style-name="P1"><text:change text:change-id="ct94029662522656"/><text:change-start text:change-id="ct94029663058848"/>This <text:span text:style-name="T1">s</text:span>tandard <text:span text:style-name="T1">defines a </text:span>method <text:change-end text:change-id="ct94029663058848"/><text:change-start text:change-id="ct94029661290112"/>for Throttle Nodes to find Train Nodes on the network, and for legacy use-cases, instruct an OpenLCB Command Station to create a virtual Train Node <text:change-end text:change-id="ct94029661290112"/><text:change-start text:change-id="ct94029707447504"/>given a legacy address and track protocol.<text:change-end text:change-id="ct94029707447504"/><text:change-start text:change-id="ct94029707462320"/> <text:span text:style-name="T7">This standard is not specific to any wire protocol.</text:span><text:change-end text:change-id="ct94029707462320"/></text:p>
      <text:h text:style-name="Heading_20_1" text:outline-level="1">Intended Use (Informative)</text:h>
      <text:p text:style-name="P16"><text:change-start text:change-id="ct9402966123744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6">In addition to finding already existing Train Nodes, this standard describes an interaction that can be followed by a Command Station to instantiate virtual Nodes in order to act as a gateway between the OpenLCB traction protocol and a legacy track protocol such as DCC.<text:change-end text:change-id="ct94029661237440"/><text:change-start text:change-id="ct94029764439952"/> <text:span text:style-name="T67">As part of this interaction, certain options are </text:span><text:change-end text:change-id="ct94029764439952"/><text:change-start text:change-id="ct94029747600208"/><text:span text:style-name="T67">specifically enumerated in this standard that are specific to current commonly used </text:span><text:change-end text:change-id="ct94029747600208"/><text:change-start text:change-id="ct94029782669584"/><text:span text:style-name="T67">legacy track protocols (such as DCC), while leaving expansion space for including additional such protocols in future revisions.</text:span><text:change-end text:change-id="ct94029782669584"/><text:change-start text:change-id="ct94029708632080"/></text:p>
      <text:p text:style-name="P2"><text:change-end text:change-id="ct94029708632080"/><text:change text:change-id="ct94029707488672"/><text:change text:change-id="ct94029707496368"/><text:change-start text:change-id="ct94029742907760"/>Note that this standard does not exclude other methods and standards, including some not yet developed, for the same or similar purposes<text:change-end text:change-id="ct94029742907760"/><text:change-start text:change-id="ct94029732355584"/>. <text:span text:style-name="T58">See the Train Search Protocol Technical Note for some alternatives that were considered or can be employed based on more general enumeration protocols.</text:span></text:p>
      <text:p text:style-name="P79">TODO: move this <text:span text:style-name="T59">discussion</text:span> to the TN <text:span text:style-name="T59">as “Alternatives Considered”:</text:span></text:p>
      <text:list xml:id="list3162897325" text:style-name="L9">
        <text:list-item>
          <text:p text:style-name="P75">A more generic protocol <text:change-end text:change-id="ct94029732355584"/><text:change-start text:change-id="ct94029742264416"/>could be developed for searching for Nodes on the network; this may be peer-to-peer or based on a centralized database built and maintained <text:span text:style-name="T58">by a single Node</text:span> that <text:span text:style-name="T58">stores</text:span> details about all Nodes available on the network (including all Train Nodes).<text:change-end text:change-id="ct94029742264416"/><text:change-start text:change-id="ct94029742370864"/></text:p>
        </text:list-item>
        <text:list-item>
          <text:p text:style-name="P78">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6"><text:soft-page-break/>All Train Nodes can be identified using the Well-Known Event ID <text:change-end text:change-id="ct94029742370864"/><text:change-start text:change-id="ct94029748643600"/>IsTrain. <text:span text:style-name="T58">There is no throttling mechanism provisioned to maintain the list of replies with a limited amount of memory.</text:span><text:change-end text:change-id="ct94029748643600"/><text:change-start text:change-id="ct94029730797584"/></text:p>
        </text:list-item>
        <text:list-item>
          <text:p text:style-name="P80">A leg<text:change-end text:change-id="ct94029730797584"/><text:change-start text:change-id="ct94029750840944"/>acy track protocol Command Station could expose a command interface either via dedicated OpenLCB messages or via a Datagram-based protocol to maintain it’s list of virtual Train Nodes. This proto<text:change-end text:change-id="ct94029750840944"/><text:change-start text:change-id="ct94029708194064"/>col could also be out-of-band, for example through a user interface (physical or HTTP-based), or could be coupled to a persistent database using the Memory Configu<text:change-end text:change-id="ct94029708194064"/><text:change-start text:change-id="ct94029709203040"/>ration Protocol and the Configuration Descriptor (CDI) XML to expose the <text:change-end text:change-id="ct94029709203040"/><text:change-start text:change-id="ct94029751127616"/>user interface via a Configuration Tool.<text:change-end text:change-id="ct94029751127616"/></text:p>
        </text:list-item>
      </text:list>
      <text:h text:style-name="Heading_20_1" text:outline-level="1">References and Context (Normative)<text:change text:change-id="ct94029661231776"/></text:h>
      <text:p text:style-name="Standard">This specification is in the context of the following OpenLCB<text:change text:change-id="ct94029662382848"/> Standards:</text:p>
      <text:list xml:id="list2850258046" text:style-name="L2">
        <text:list-item>
          <text:p text:style-name="P50"><text:change-start text:change-id="ct94029662387232"/>The Event Transport Standard, which defines the protocol for transporting events, <text:span text:style-name="T7">including the messages and interactions for inquiry and discovery </text:span><text:change-end text:change-id="ct94029662387232"/><text:change-start text:change-id="ct94029662389200"/><text:span text:style-name="T7">of event Producers.</text:span><text:change-end text:change-id="ct94029662389200"/><text:change-start text:change-id="ct94029662386480"/></text:p>
        </text:list-item>
        <text:list-item>
          <text:p text:style-name="P51">The Event Identifiers Standar<text:change-end text:change-id="ct94029662386480"/><text:change-start text:change-id="ct94029662386080"/>d which describes the allocation scheme of Event Identifiers.<text:change-end text:change-id="ct94029662386080"/></text:p>
        </text:list-item>
      </text:list>
      <text:p text:style-name="Standard">For more information on format and presentation, see: </text:p>
      <text:list xml:id="list3371427269" text:style-name="L3">
        <text:list-item>
          <text:p text:style-name="P52">OpenLCB Common Information Technical Note</text:p>
        </text:list-item>
      </text:list>
      <text:h text:style-name="Heading_20_1" text:outline-level="1">Message Formats (Normative)</text:h>
      <text:p text:style-name="P3"><text:change text:change-id="ct94029662929840"/><text:change-start text:change-id="ct94029663014848"/>This standard does not define any OpenLCB messages.<text:change-end text:change-id="ct94029663014848"/></text:p>
      <text:h text:style-name="Heading_20_1" text:outline-level="1"><text:change text:change-id="ct94029663016480"/><text:change-start text:change-id="ct94029663020016"/><text:span text:style-name="T8">Allocation</text:span><text:change-end text:change-id="ct94029663020016"/> (Normative)</text:h>
      <text:h text:style-name="Heading_20_2" text:outline-level="2"><text:bookmark-start text:name="__RefHeading___Toc6935_2256849141"/><text:change-start text:change-id="ct94029663017328"/>Identifier Range allocation and License terms<text:bookmark-end text:name="__RefHeading___Toc6935_2256849141"/></text:h>
      <text:p text:style-name="P3"><text:change-end text:change-id="ct94029663017328"/><text:change text:change-id="ct94029662578816"/><text:change-start text:change-id="ct94029661284352"/>For the purpose of the Train Search Protocol the following block of consecutive Event Identifiers is allocated<text:change-end text:change-id="ct94029661284352"/><text:change-start text:change-id="ct94029661284032"/>:</text:p>
      <text:p text:style-name="P34"><text:change-end text:change-id="ct94029661284032"/><text:change-start text:change-id="ct94029661286080"/>09.00.99.FF.00.00.00.00 <text:span text:style-name="T9">–</text:span> 09.00.99.FF.FF.FF.FF.FF</text:p>
      <text:p text:style-name="P31">All Event Identifiers in this range are reserved for exclusive use according to the interactions defined by this standard and shall not be used <text:change-end text:change-id="ct94029661286080"/><text:change-start text:change-id="ct94029661286320"/>for any other purpose<text:change-end text:change-id="ct94029661286320"/><text:change-start text:change-id="ct94029661286912"/>.<text:change-end text:change-id="ct94029661286912"/><text:change-start text:change-id="ct94029661283392"/></text:p>
      <text:p text:style-name="P32">The legal entity <text:change-end text:change-id="ct94029661283392"/><text:change-start text:change-id="ct94029661287808"/>to whom this Event Identifier range is allocated by the Event Identifiers Standard, Train Control Systems, Inc, hereby grants a<text:change-end text:change-id="ct94029661287808"/><text:change-start text:change-id="ct94029661288480"/>n irrevocable, <text:span text:style-name="T20">non-transferable</text:span> license to anyone for using the quoted Event Identifiers on the condition, and only so long as, that their use is compliant to this Standard or any later <text:change-end text:change-id="ct94029661288480"/><text:change-start text:change-id="ct94029661289024"/>version of it, published by Train Control Systems, Inc.</text:p>
      <text:h text:style-name="P91" text:outline-level="2"><text:bookmark-start text:name="__RefHeading___Toc6933_2256849141"/><text:change-end text:change-id="ct94029661289024"/><text:change-start text:change-id="ct94029661289264"/>Identifier Fo<text:change-end text:change-id="ct94029661289264"/><text:change-start text:change-id="ct94029661289504"/>rmat<text:bookmark-end text:name="__RefHeading___Toc6933_2256849141"/></text:h>
      <text:p text:style-name="P20">The Event Identifiers in the given range are defined as follows:<text:change-end text:change-id="ct94029661289504"/></text:p>
      <table:table table:name="Table2" table:style-name="Table2">
        <table:table-column table:style-name="Table2.A" table:number-columns-repeated="8"/>
        <table:table-header-rows>
          <text:soft-page-break/>
          <table:table-row table:style-name="Table2.1">
            <table:table-cell table:style-name="Table2.A1" office:value-type="string">
              <text:p text:style-name="P35"><text:change-start text:change-id="ct94029662960384"/>Byte 1<text:change-end text:change-id="ct94029662960384"/></text:p>
            </table:table-cell>
            <table:table-cell table:style-name="Table2.A1" office:value-type="string">
              <text:p text:style-name="P35"><text:change-start text:change-id="ct94029661233600"/>Byte 2<text:change-end text:change-id="ct94029661233600"/></text:p>
            </table:table-cell>
            <table:table-cell table:style-name="Table2.A1" office:value-type="string">
              <text:p text:style-name="P35"><text:change-start text:change-id="ct94029662931072"/>Byte 3<text:change-end text:change-id="ct94029662931072"/></text:p>
            </table:table-cell>
            <table:table-cell table:style-name="Table2.A1" office:value-type="string">
              <text:p text:style-name="P35"><text:change-start text:change-id="ct94029663015088"/>Byte 4<text:change-end text:change-id="ct94029663015088"/></text:p>
            </table:table-cell>
            <table:table-cell table:style-name="Table2.A1" office:value-type="string">
              <text:p text:style-name="P35"><text:change-start text:change-id="ct94029661284592"/>Byte 5<text:change-end text:change-id="ct94029661284592"/></text:p>
            </table:table-cell>
            <table:table-cell table:style-name="Table2.A1" office:value-type="string">
              <text:p text:style-name="P35"><text:change-start text:change-id="ct94029661285344"/>Byte 6<text:change-end text:change-id="ct94029661285344"/></text:p>
            </table:table-cell>
            <table:table-cell table:style-name="Table2.A1" office:value-type="string">
              <text:p text:style-name="P35"><text:change-start text:change-id="ct94029663018816"/>Byte 7<text:change-end text:change-id="ct94029663018816"/></text:p>
            </table:table-cell>
            <table:table-cell table:style-name="Table2.H1" office:value-type="string">
              <text:p text:style-name="P35"><text:change-start text:change-id="ct94029662487232"/>Byte 8<text:change-end text:change-id="ct94029662487232"/></text:p>
            </table:table-cell>
          </table:table-row>
          <table:table-row table:style-name="Table2.2">
            <table:table-cell table:style-name="Table2.A2" office:value-type="string">
              <text:p text:style-name="P40"><text:change-start text:change-id="ct94029662920368"/>09<text:change-end text:change-id="ct94029662920368"/></text:p>
            </table:table-cell>
            <table:table-cell table:style-name="Table2.B2" office:value-type="string">
              <text:p text:style-name="P39"><text:change-start text:change-id="ct94029661287232"/>00<text:change-end text:change-id="ct94029661287232"/></text:p>
            </table:table-cell>
            <table:table-cell table:style-name="Table2.G2" office:value-type="string">
              <text:p text:style-name="P40"><text:change-start text:change-id="ct94029662961200"/>99<text:change-end text:change-id="ct94029662961200"/></text:p>
            </table:table-cell>
            <table:table-cell table:style-name="Table2.G2" office:value-type="string">
              <text:p text:style-name="P40"><text:change-start text:change-id="ct94029662488704"/>FF<text:change-end text:change-id="ct94029662488704"/></text:p>
            </table:table-cell>
            <table:table-cell table:style-name="Table2.G2" office:value-type="string">
              <text:p text:style-name="P42"><text:change-start text:change-id="ct94029662962000"/>qq<text:change-end text:change-id="ct94029662962000"/></text:p>
            </table:table-cell>
            <table:table-cell table:style-name="Table2.G2" office:value-type="string">
              <text:p text:style-name="P42"><text:change-start text:change-id="ct94029662488032"/>qq<text:change-end text:change-id="ct94029662488032"/></text:p>
            </table:table-cell>
            <table:table-cell table:style-name="Table2.G2" office:value-type="string">
              <text:p text:style-name="P42"><text:change-start text:change-id="ct94029662489440"/>qq<text:change-end text:change-id="ct94029662489440"/></text:p>
            </table:table-cell>
            <table:table-cell table:style-name="Table2.H2" office:value-type="string">
              <text:p text:style-name="P42"><text:change-start text:change-id="ct94029764231312"/><text:span text:style-name="T9">rr</text:span><text:change-end text:change-id="ct94029764231312"/></text:p>
            </table:table-cell>
          </table:table-row>
          <table:table-row table:style-name="Table2.3">
            <table:table-cell table:style-name="Table2.A3" table:number-columns-spanned="4" office:value-type="string">
              <text:p text:style-name="P42"><text:change-start text:change-id="ct94029662963760"/>Fixed prefix<text:change-end text:change-id="ct94029662963760"/></text:p>
            </table:table-cell>
            <table:covered-table-cell/>
            <table:covered-table-cell/>
            <table:covered-table-cell/>
            <table:table-cell table:style-name="Table2.E3" table:number-columns-spanned="3" office:value-type="string">
              <text:p text:style-name="P42"><text:change-start text:change-id="ct94029662964288"/>Search query</text:p>
              <text:p text:style-name="P42">(6 nibb<text:change-end text:change-id="ct94029662964288"/><text:change-start text:change-id="ct94029662964528"/>les)<text:change-end text:change-id="ct94029662964528"/></text:p>
            </table:table-cell>
            <table:covered-table-cell/>
            <table:covered-table-cell/>
            <table:table-cell table:style-name="Table2.H3" office:value-type="string">
              <text:p text:style-name="P42"><text:change-start text:change-id="ct94029662964816"/>Flags<text:change-end text:change-id="ct94029662964816"/></text:p>
            </table:table-cell>
          </table:table-row>
        </table:table-header-rows>
      </table:table>
      <text:p text:style-name="P22"><text:change-start text:change-id="ct94029662488336"/></text:p>
      <text:p text:style-name="P21">The search query ‘<text:span text:style-name="T20">qq qq qq’ </text:span>shall be a sequence of 6 nibbles<text:change-end text:change-id="ct94029662488336"/><text:change-start text:change-id="ct94029662410640"/> in MSB-first order stored in Bytes 5, 6 and 7 of the Event Identifier. Each individual nibble is one position of the search string:<text:change-end text:change-id="ct94029662410640"/></text:p>
      <table:table table:name="Table3" table:style-name="Table3">
        <table:table-column table:style-name="Table3.A"/>
        <table:table-column table:style-name="Table3.B"/>
        <table:table-header-rows>
          <table:table-row table:style-name="Table3.1">
            <table:table-cell table:style-name="Table3.A1" office:value-type="string">
              <text:p text:style-name="P36"><text:change-start text:change-id="ct94029751596496"/><text:span text:style-name="T22">Search Query </text:span>Nibbl<text:span text:style-name="T20">e</text:span> value<text:change-end text:change-id="ct94029751596496"/></text:p>
            </table:table-cell>
            <table:table-cell table:style-name="Table3.B1" office:value-type="string">
              <text:p text:style-name="P36"><text:change-start text:change-id="ct94029751598096"/>Description<text:change-end text:change-id="ct94029751598096"/></text:p>
            </table:table-cell>
          </table:table-row>
          <table:table-row table:style-name="Table3.2">
            <table:table-cell table:style-name="Table3.A2" office:value-type="string">
              <text:p text:style-name="P41"><text:change-start text:change-id="ct94029751513888"/>0 - <text:span text:style-name="T19">9</text:span><text:change-end text:change-id="ct94029751513888"/></text:p>
            </table:table-cell>
            <table:table-cell table:style-name="Table3.B2" office:value-type="string">
              <text:p text:style-name="P43"><text:change-start text:change-id="ct94029751170560"/>The given position of the search term is the given number<text:change-end text:change-id="ct94029751170560"/></text:p>
            </table:table-cell>
          </table:table-row>
        </table:table-header-rows>
        <table:table-row table:style-name="Table3.3">
          <table:table-cell table:style-name="Table3.A3" office:value-type="string">
            <text:p text:style-name="P42"><text:change-start text:change-id="ct94029748035408"/>0xA - 0xE<text:change-end text:change-id="ct94029748035408"/></text:p>
          </table:table-cell>
          <table:table-cell table:style-name="Table3.B3" office:value-type="string">
            <text:p text:style-name="P43"><text:change-start text:change-id="ct94029708600816"/>Reserved. Do not send, check upon receipt.<text:change-end text:change-id="ct94029708600816"/></text:p>
          </table:table-cell>
        </table:table-row>
        <table:table-row table:style-name="Table3.4">
          <table:table-cell table:style-name="Table3.A4" office:value-type="string">
            <text:p text:style-name="P42"><text:change-start text:change-id="ct94029728046128"/>0xF<text:change-end text:change-id="ct94029728046128"/></text:p>
          </table:table-cell>
          <table:table-cell table:style-name="Table3.B4" office:value-type="string">
            <text:p text:style-name="P43"><text:change-start text:change-id="ct94029708630768"/>Empty / unused character position. <text:span text:style-name="T21">Short queries shall be padded with this </text:span>nibble value <text:span text:style-name="T21">to 6 characters long</text:span>. <text:span text:style-name="T21">Multiple search terms may be concatenated to a search query with this nibble as a separator between them which means the individual terms shall be evaluated with AND relation between them.</text:span><text:change-end text:change-id="ct94029708630768"/></text:p>
          </table:table-cell>
        </table:table-row>
      </table:table>
      <text:p text:style-name="P23"><text:change-start text:change-id="ct94029662412720"/></text:p>
      <text:p text:style-name="P86">The flag byte ‘<text:span text:style-name="T9">rr</text:span>’ is defined as follows:<text:change-end text:change-id="ct94029662412720"/></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38"><text:change-start text:change-id="ct94029662411744"/>Bit 7<text:change-end text:change-id="ct94029662411744"/></text:p>
            </table:table-cell>
            <table:table-cell table:style-name="Table4.A1" office:value-type="string">
              <text:p text:style-name="P38"><text:change-start text:change-id="ct94029662417680"/>Bit 6<text:change-end text:change-id="ct94029662417680"/></text:p>
            </table:table-cell>
            <table:table-cell table:style-name="Table4.A1" office:value-type="string">
              <text:p text:style-name="P38"><text:change-start text:change-id="ct94029662418240"/>Bit 5<text:change-end text:change-id="ct94029662418240"/></text:p>
            </table:table-cell>
            <table:table-cell table:style-name="Table4.A1" office:value-type="string">
              <text:p text:style-name="P38"><text:change-start text:change-id="ct94029662424080"/>Bit<text:span text:style-name="T61">s</text:span> <text:span text:style-name="T60">4</text:span>-0<text:change-end text:change-id="ct94029662424080"/></text:p>
            </table:table-cell>
            <table:table-cell table:style-name="Table4.E1" office:value-type="string">
              <text:p text:style-name="P37"><text:change-start text:change-id="ct94029662424640"/>Description<text:change-end text:change-id="ct94029662424640"/></text:p>
            </table:table-cell>
          </table:table-row>
        </table:table-header-rows>
        <table:table-row table:style-name="Table4.2">
          <table:table-cell table:style-name="Table4.A2" office:value-type="string">
            <text:p text:style-name="P44"><text:change-start text:change-id="ct94029662420640"/>Allocate<text:change-end text:change-id="ct94029662420640"/></text:p>
          </table:table-cell>
          <table:table-cell table:style-name="Table4.B2" office:value-type="string">
            <text:p text:style-name="P46"/>
          </table:table-cell>
          <table:table-cell table:style-name="Table4.C2" office:value-type="string">
            <text:p text:style-name="P46"/>
          </table:table-cell>
          <table:table-cell table:style-name="Table4.D2" office:value-type="string">
            <text:p text:style-name="P46"/>
          </table:table-cell>
          <table:table-cell table:style-name="Table4.E2" office:value-type="string">
            <text:p text:style-name="P45"><text:change-start text:change-id="ct94029662334752"/><text:span text:style-name="T23">0x80</text:span><text:change-end text:change-id="ct94029662334752"/><text:change-start text:change-id="ct94029662421456"/>: Force allocate legacy node<text:line-break/>0: Search<text:change-end text:change-id="ct94029662421456"/><text:change-start text:change-id="ct94029662421216"/><text:span text:style-name="T24"> only existing nodes</text:span><text:change-end text:change-id="ct94029662421216"/></text:p>
          </table:table-cell>
        </table:table-row>
        <table:table-row table:style-name="Table4.3">
          <table:table-cell table:style-name="Table4.A3" office:value-type="string">
            <text:p text:style-name="P47"/>
          </table:table-cell>
          <table:table-cell table:style-name="Table4.B3" office:value-type="string">
            <text:p text:style-name="P48"><text:change-start text:change-id="ct94029662907328"/>Exact<text:change-end text:change-id="ct94029662907328"/></text:p>
          </table:table-cell>
          <table:table-cell table:style-name="Table4.C3" office:value-type="string">
            <text:p text:style-name="P47"/>
          </table:table-cell>
          <table:table-cell table:style-name="Table4.D3" office:value-type="string">
            <text:p text:style-name="P47"/>
          </table:table-cell>
          <table:table-cell table:style-name="Table4.E3" office:value-type="string">
            <text:p text:style-name="P49"><text:change-start text:change-id="ct94029662941200"/>0x40: Exact match only</text:p>
            <text:p text:style-name="P49">0: All matches (including partial match)<text:change-end text:change-id="ct94029662941200"/></text:p>
          </table:table-cell>
        </table:table-row>
        <table:table-row table:style-name="Table4.4">
          <table:table-cell table:style-name="Table4.A4" office:value-type="string">
            <text:p text:style-name="P47"/>
          </table:table-cell>
          <table:table-cell table:style-name="Table4.B4" office:value-type="string">
            <text:p text:style-name="P47"/>
          </table:table-cell>
          <table:table-cell table:style-name="Table4.C4" office:value-type="string">
            <text:p text:style-name="P48"><text:change-start text:change-id="ct94029662908064"/>Address only<text:change-end text:change-id="ct94029662908064"/></text:p>
          </table:table-cell>
          <table:table-cell table:style-name="Table4.D4" office:value-type="string">
            <text:p text:style-name="P47"/>
          </table:table-cell>
          <table:table-cell table:style-name="Table4.E4" office:value-type="string">
            <text:p text:style-name="P49"><text:change-start text:change-id="ct94029662422816"/>0x20: Mat<text:change-end text:change-id="ct94029662422816"/><text:change-start text:change-id="ct94029662423504"/>ch only in address</text:p>
            <text:p text:style-name="P49">0: Match everywhere (address and name)<text:change-end text:change-id="ct94029662423504"/></text:p>
          </table:table-cell>
        </table:table-row>
        <table:table-row table:style-name="Table4.5">
          <table:table-cell table:style-name="Table4.A5" office:value-type="string">
            <text:p text:style-name="P47"/>
          </table:table-cell>
          <table:table-cell table:style-name="Table4.B5" office:value-type="string">
            <text:p text:style-name="P47"/>
          </table:table-cell>
          <table:table-cell table:style-name="Table4.C5" office:value-type="string">
            <text:p text:style-name="P47"/>
          </table:table-cell>
          <table:table-cell table:style-name="Table4.D5" office:value-type="string">
            <text:p text:style-name="P48"><text:change-start text:change-id="ct94029662911376"/><text:span text:style-name="T56">T</text:span><text:change-end text:change-id="ct94029662911376"/><text:change-start text:change-id="ct94029662909536"/>rack <text:span text:style-name="T61">P</text:span>rotocol<text:change-end text:change-id="ct94029662909536"/></text:p>
          </table:table-cell>
          <table:table-cell table:style-name="Table4.E5" office:value-type="string">
            <text:p text:style-name="P97"><text:change-start text:change-id="ct94029752187664"/>See separate table for assignment<text:change-end text:change-id="ct94029752187664"/></text:p>
          </table:table-cell>
        </table:table-row>
      </table:table>
      <text:p text:style-name="P81"><text:change-start text:change-id="ct94029708652256"/></text:p>
      <text:p text:style-name="P87"><text:soft-page-break/>The Track <text:change-end text:change-id="ct94029708652256"/><text:change-start text:change-id="ct94029761455024"/>Protocol values are defined as follows:<text:change-end text:change-id="ct94029761455024"/></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04"><text:change-start text:change-id="ct94029761398576"/>Bit <text:span text:style-name="T62">4-3</text:span><text:change-end text:change-id="ct94029761398576"/></text:p>
            </table:table-cell>
            <table:table-cell table:style-name="Table5.A1" office:value-type="string">
              <text:p text:style-name="P104"><text:change-start text:change-id="ct94029750934192"/>Bit <text:span text:style-name="T62">2</text:span><text:change-end text:change-id="ct94029750934192"/></text:p>
            </table:table-cell>
            <table:table-cell table:style-name="Table5.A1" office:value-type="string">
              <text:p text:style-name="P104"><text:change-start text:change-id="ct94029758938928"/>Bit<text:span text:style-name="T62">s</text:span> <text:change-end text:change-id="ct94029758938928"/><text:change-start text:change-id="ct94029734433792"/><text:span text:style-name="T62">1-0</text:span><text:change-end text:change-id="ct94029734433792"/></text:p>
            </table:table-cell>
            <table:table-cell table:style-name="Table5.D1" office:value-type="string">
              <text:p text:style-name="P105"><text:change-start text:change-id="ct94029746355952"/>Description<text:change-end text:change-id="ct94029746355952"/></text:p>
            </table:table-cell>
          </table:table-row>
        </table:table-header-rows>
        <table:table-row table:style-name="Table5.2">
          <table:table-cell table:style-name="Table5.A2" office:value-type="string">
            <text:p text:style-name="P98"><text:change-start text:change-id="ct94029751048128"/>0b00<text:change-end text:change-id="ct94029751048128"/></text:p>
          </table:table-cell>
          <table:table-cell table:style-name="Table5.B2" office:value-type="string">
            <text:p text:style-name="P98"><text:change-start text:change-id="ct94029751779328"/>0<text:change-end text:change-id="ct94029751779328"/></text:p>
          </table:table-cell>
          <table:table-cell table:style-name="Table5.C2" office:value-type="string">
            <text:p text:style-name="P98"><text:change-start text:change-id="ct94029752243056"/>0b00<text:change-end text:change-id="ct94029752243056"/></text:p>
          </table:table-cell>
          <table:table-cell table:style-name="Table5.D2" office:value-type="string">
            <text:p text:style-name="P100"><text:change-start text:change-id="ct94029762464848"/>Any / Default track protocol<text:change-end text:change-id="ct94029762464848"/></text:p>
          </table:table-cell>
        </table:table-row>
        <table:table-row table:style-name="Table5.3">
          <table:table-cell table:style-name="Table5.A3" office:value-type="string">
            <text:p text:style-name="P98"><text:change-start text:change-id="ct94029761417936"/>0b00<text:change-end text:change-id="ct94029761417936"/></text:p>
          </table:table-cell>
          <table:table-cell table:style-name="Table5.B3" office:value-type="string">
            <text:p text:style-name="P98"><text:change-start text:change-id="ct94029751075456"/>0<text:change-end text:change-id="ct94029751075456"/></text:p>
          </table:table-cell>
          <table:table-cell table:style-name="Table5.C3" office:value-type="string">
            <text:p text:style-name="P98"><text:change-start text:change-id="ct94029760962656"/>0b01<text:change-end text:change-id="ct94029760962656"/></text:p>
          </table:table-cell>
          <table:table-cell table:style-name="Table5.D3" office:value-type="string">
            <text:p text:style-name="P100"><text:change-start text:change-id="ct94029749853104"/>Native OpenLCB Train Node<text:change-end text:change-id="ct94029749853104"/></text:p>
          </table:table-cell>
        </table:table-row>
        <table:table-row table:style-name="Table5.4">
          <table:table-cell table:style-name="Table5.A4" office:value-type="string">
            <text:p text:style-name="P98"><text:change-start text:change-id="ct94029758962400"/>0b00<text:change-end text:change-id="ct94029758962400"/></text:p>
          </table:table-cell>
          <table:table-cell table:style-name="Table5.B4" office:value-type="string">
            <text:p text:style-name="P98"><text:change-start text:change-id="ct94029758661424"/>0<text:change-end text:change-id="ct94029758661424"/></text:p>
          </table:table-cell>
          <table:table-cell table:style-name="Table5.C4" office:value-type="string">
            <text:p text:style-name="P98"><text:change-start text:change-id="ct94029662342704"/>0b10<text:change-end text:change-id="ct94029662342704"/></text:p>
          </table:table-cell>
          <table:table-cell table:style-name="Table5.D4" office:value-type="string">
            <text:p text:style-name="P100"><text:change-start text:change-id="ct94029759731776"/><text:span text:style-name="T9">MFX</text:span><text:span text:style-name="T18">®</text:span> / <text:span text:style-name="T9">M4</text:span><text:span text:style-name="T18">®</text:span> track protocol<text:change-end text:change-id="ct94029759731776"/></text:p>
          </table:table-cell>
        </table:table-row>
        <table:table-row table:style-name="Table5.19">
          <table:table-cell table:style-name="Table5.A5" office:value-type="string">
            <text:p text:style-name="P98"><text:change-start text:change-id="ct94029759714400"/>0b00<text:change-end text:change-id="ct94029759714400"/></text:p>
          </table:table-cell>
          <table:table-cell table:style-name="Table5.B5" office:value-type="string">
            <text:p text:style-name="P98"><text:change-start text:change-id="ct94029758881424"/>0<text:change-end text:change-id="ct94029758881424"/></text:p>
          </table:table-cell>
          <table:table-cell table:style-name="Table5.C5" office:value-type="string">
            <text:p text:style-name="P98"><text:change-start text:change-id="ct94029759546640"/>0b11<text:change-end text:change-id="ct94029759546640"/></text:p>
          </table:table-cell>
          <table:table-cell table:style-name="Table5.D5" office:value-type="string">
            <text:p text:style-name="P100"><text:change-start text:change-id="ct94029708629200"/>Reserved (do not send, check on receipt).<text:change-end text:change-id="ct94029708629200"/></text:p>
          </table:table-cell>
        </table:table-row>
        <table:table-row table:style-name="Table5.19">
          <table:table-cell table:style-name="Table5.A7" office:value-type="string">
            <text:p text:style-name="P98"><text:change-start text:change-id="ct94029749207328"/>0b00<text:change-end text:change-id="ct94029749207328"/></text:p>
          </table:table-cell>
          <table:table-cell table:style-name="Table5.B7" office:value-type="string">
            <text:p text:style-name="P98"><text:change-start text:change-id="ct94029740112304"/>1<text:change-end text:change-id="ct94029740112304"/></text:p>
          </table:table-cell>
          <table:table-cell table:style-name="Table5.C7" office:value-type="string">
            <text:p text:style-name="P98"><text:change-start text:change-id="ct94029746538032"/>*<text:change-end text:change-id="ct94029746538032"/></text:p>
          </table:table-cell>
          <table:table-cell table:style-name="Table5.D7" office:value-type="string">
            <text:p text:style-name="P100"><text:change-start text:change-id="ct94029762214640"/>Marklin-Motorola track protocol<text:change-end text:change-id="ct94029762214640"/></text:p>
          </table:table-cell>
        </table:table-row>
        <table:table-row table:style-name="Table5.19">
          <table:table-cell table:style-name="Table5.A7" office:value-type="string">
            <text:p text:style-name="P98"><text:change-start text:change-id="ct94029708919584"/>"<text:change-end text:change-id="ct94029708919584"/></text:p>
          </table:table-cell>
          <table:table-cell table:style-name="Table5.B7" office:value-type="string">
            <text:p text:style-name="P98"><text:change-start text:change-id="ct94029751666336"/>"<text:change-end text:change-id="ct94029751666336"/></text:p>
          </table:table-cell>
          <table:table-cell table:style-name="Table5.C7" office:value-type="string">
            <text:p text:style-name="P102"><text:change-start text:change-id="ct94029759548032"/>0b00<text:change-end text:change-id="ct94029759548032"/></text:p>
          </table:table-cell>
          <table:table-cell table:style-name="Table5.D7" office:value-type="string">
            <text:p text:style-name="P103"><text:change-start text:change-id="ct94029747721184"/>MM – <text:change-end text:change-id="ct94029747721184"/><text:change-start text:change-id="ct94029751913488"/>Any / Default version<text:change-end text:change-id="ct94029751913488"/></text:p>
          </table:table-cell>
        </table:table-row>
        <table:table-row table:style-name="Table5.19">
          <table:table-cell table:style-name="Table5.A8" office:value-type="string">
            <text:p text:style-name="P98"><text:change-start text:change-id="ct94029751417408"/>"<text:change-end text:change-id="ct94029751417408"/></text:p>
          </table:table-cell>
          <table:table-cell table:style-name="Table5.B8" office:value-type="string">
            <text:p text:style-name="P98"><text:change-start text:change-id="ct94029747456224"/>"<text:change-end text:change-id="ct94029747456224"/></text:p>
          </table:table-cell>
          <table:table-cell table:style-name="Table5.C8" office:value-type="string">
            <text:p text:style-name="P102"><text:change-start text:change-id="ct94029759006272"/>0b01<text:change-end text:change-id="ct94029759006272"/></text:p>
          </table:table-cell>
          <table:table-cell table:style-name="Table5.D8" office:value-type="string">
            <text:p text:style-name="P101"><text:change-start text:change-id="ct94029761588128"/><text:span text:style-name="T63">MM – </text:span><text:change-end text:change-id="ct94029761588128"/><text:change-start text:change-id="ct94029751560288"/><text:span text:style-name="T63">Protocol version I (14 speed steps + F0)</text:span><text:change-end text:change-id="ct94029751560288"/></text:p>
          </table:table-cell>
        </table:table-row>
        <table:table-row table:style-name="Table5.19">
          <table:table-cell table:style-name="Table5.A12" office:value-type="string">
            <text:p text:style-name="P98"><text:change-start text:change-id="ct94029747393632"/>"<text:change-end text:change-id="ct94029747393632"/></text:p>
          </table:table-cell>
          <table:table-cell table:style-name="Table5.B12" office:value-type="string">
            <text:p text:style-name="P98"><text:change-start text:change-id="ct94029749865248"/>"<text:change-end text:change-id="ct94029749865248"/></text:p>
          </table:table-cell>
          <table:table-cell table:style-name="Table5.C12" office:value-type="string">
            <text:p text:style-name="P102"><text:change-start text:change-id="ct94029751562560"/>0b10<text:change-end text:change-id="ct94029751562560"/></text:p>
          </table:table-cell>
          <table:table-cell table:style-name="Table5.D12" office:value-type="string">
            <text:p text:style-name="P101"><text:change-start text:change-id="ct94029761927168"/><text:span text:style-name="T63">MM – </text:span><text:change-end text:change-id="ct94029761927168"/><text:change-start text:change-id="ct94029751411328"/><text:span text:style-name="T63">Protocol version II (Directional + F0-F4)</text:span><text:change-end text:change-id="ct94029751411328"/></text:p>
          </table:table-cell>
        </table:table-row>
        <table:table-row table:style-name="Table5.19">
          <table:table-cell table:style-name="Table5.A12" office:value-type="string">
            <text:p text:style-name="P98"><text:change-start text:change-id="ct94029750839312"/>"<text:change-end text:change-id="ct94029750839312"/></text:p>
          </table:table-cell>
          <table:table-cell table:style-name="Table5.B12" office:value-type="string">
            <text:p text:style-name="P98"><text:change-start text:change-id="ct94029759552720"/>"<text:change-end text:change-id="ct94029759552720"/></text:p>
          </table:table-cell>
          <table:table-cell table:style-name="Table5.C12" office:value-type="string">
            <text:p text:style-name="P102"><text:change-start text:change-id="ct94029762497920"/>0b11<text:change-end text:change-id="ct94029762497920"/></text:p>
          </table:table-cell>
          <table:table-cell table:style-name="Table5.D12" office:value-type="string">
            <text:p text:style-name="P101"><text:change-start text:change-id="ct94029734468368"/><text:span text:style-name="T63">MM – Protocol version II with following address for F5-F8 support.</text:span><text:change-end text:change-id="ct94029734468368"/></text:p>
          </table:table-cell>
        </table:table-row>
        <table:table-row table:style-name="Table5.19">
          <table:table-cell table:style-name="Table5.A12" office:value-type="string">
            <text:p text:style-name="P102"><text:change-start text:change-id="ct94029761869936"/>0b01<text:change-end text:change-id="ct94029761869936"/></text:p>
          </table:table-cell>
          <table:table-cell table:style-name="Table5.B12" office:value-type="string">
            <text:p text:style-name="P98"><text:change-start text:change-id="ct94029761245856"/>*<text:change-end text:change-id="ct94029761245856"/></text:p>
          </table:table-cell>
          <table:table-cell table:style-name="Table5.C12" office:value-type="string">
            <text:p text:style-name="P98"><text:change-start text:change-id="ct94029747671168"/>*<text:change-end text:change-id="ct94029747671168"/></text:p>
          </table:table-cell>
          <table:table-cell table:style-name="Table5.D12" office:value-type="string">
            <text:p text:style-name="P103"><text:change-start text:change-id="ct94029747512960"/>DCC track protocol<text:change-end text:change-id="ct94029747512960"/></text:p>
          </table:table-cell>
        </table:table-row>
        <table:table-row table:style-name="Table5.19">
          <table:table-cell table:style-name="Table5.A12" office:value-type="string">
            <text:p text:style-name="P99"><text:change-start text:change-id="ct94029747449440"/>"<text:change-end text:change-id="ct94029747449440"/></text:p>
          </table:table-cell>
          <table:table-cell table:style-name="Table5.B12" office:value-type="string">
            <text:p text:style-name="P102"><text:change-start text:change-id="ct94029747750848"/>0<text:change-end text:change-id="ct94029747750848"/></text:p>
          </table:table-cell>
          <table:table-cell table:style-name="Table5.C12" office:value-type="string">
            <text:p text:style-name="P98"><text:change-start text:change-id="ct94029761440864"/>*<text:change-end text:change-id="ct94029761440864"/></text:p>
          </table:table-cell>
          <table:table-cell table:style-name="Table5.D12" office:value-type="string">
            <text:p text:style-name="P103"><text:change-start text:change-id="ct94029747721424"/>DCC – <text:change-end text:change-id="ct94029747721424"/><text:change-start text:change-id="ct94029740112016"/>Default address space<text:change-end text:change-id="ct94029740112016"/></text:p>
          </table:table-cell>
        </table:table-row>
        <table:table-row table:style-name="Table5.19">
          <table:table-cell table:style-name="Table5.A13" office:value-type="string">
            <text:p text:style-name="P99"><text:change-start text:change-id="ct94029759516864"/>"<text:change-end text:change-id="ct94029759516864"/></text:p>
          </table:table-cell>
          <table:table-cell table:style-name="Table5.B13" office:value-type="string">
            <text:p text:style-name="P102"><text:change-start text:change-id="ct94029708716128"/>1<text:change-end text:change-id="ct94029708716128"/></text:p>
          </table:table-cell>
          <table:table-cell table:style-name="Table5.C13" office:value-type="string">
            <text:p text:style-name="P98"><text:change-start text:change-id="ct94029763492480"/>*<text:change-end text:change-id="ct94029763492480"/></text:p>
          </table:table-cell>
          <table:table-cell table:style-name="Table5.D13" office:value-type="string">
            <text:p text:style-name="P103"><text:change-start text:change-id="ct94029763377936"/>DCC – <text:change-end text:change-id="ct94029763377936"/><text:change-start text:change-id="ct94029747811632"/>Force 14-bit (long) address<text:change-end text:change-id="ct94029747811632"/></text:p>
          </table:table-cell>
        </table:table-row>
        <table:table-row table:style-name="Table5.19">
          <table:table-cell table:style-name="Table5.A19" office:value-type="string">
            <text:p text:style-name="P99"><text:change-start text:change-id="ct94029747223936"/>"<text:change-end text:change-id="ct94029747223936"/></text:p>
          </table:table-cell>
          <table:table-cell table:style-name="Table5.B19" office:value-type="string">
            <text:p text:style-name="P102"><text:change-start text:change-id="ct94029763337216"/>*<text:change-end text:change-id="ct94029763337216"/></text:p>
          </table:table-cell>
          <table:table-cell table:style-name="Table5.C19" office:value-type="string">
            <text:p text:style-name="P102"><text:change-start text:change-id="ct94029747573344"/>0b00<text:change-end text:change-id="ct94029747573344"/></text:p>
          </table:table-cell>
          <table:table-cell table:style-name="Table5.D19" office:value-type="string">
            <text:p text:style-name="P103"><text:change-start text:change-id="ct94029752298480"/>DCC – Any / Default speed steps<text:change-end text:change-id="ct94029752298480"/></text:p>
          </table:table-cell>
        </table:table-row>
        <table:table-row table:style-name="Table5.19">
          <table:table-cell table:style-name="Table5.A19" office:value-type="string">
            <text:p text:style-name="P99"><text:change-start text:change-id="ct94029747911872"/>"<text:change-end text:change-id="ct94029747911872"/></text:p>
          </table:table-cell>
          <table:table-cell table:style-name="Table5.B19" office:value-type="string">
            <text:p text:style-name="P102"><text:change-start text:change-id="ct94029751157344"/>*<text:change-end text:change-id="ct94029751157344"/></text:p>
          </table:table-cell>
          <table:table-cell table:style-name="Table5.C19" office:value-type="string">
            <text:p text:style-name="P102"><text:change-start text:change-id="ct94029747685520"/>0b01<text:change-end text:change-id="ct94029747685520"/></text:p>
          </table:table-cell>
          <table:table-cell table:style-name="Table5.D19" office:value-type="string">
            <text:p text:style-name="P103"><text:change-start text:change-id="ct94029708840480"/>DCC – 14 speed steps<text:change-end text:change-id="ct94029708840480"/></text:p>
          </table:table-cell>
        </table:table-row>
        <table:table-row table:style-name="Table5.19">
          <table:table-cell table:style-name="Table5.A19" office:value-type="string">
            <text:p text:style-name="P99"><text:change-start text:change-id="ct94029747564032"/>"<text:change-end text:change-id="ct94029747564032"/></text:p>
          </table:table-cell>
          <table:table-cell table:style-name="Table5.B19" office:value-type="string">
            <text:p text:style-name="P102"><text:change-start text:change-id="ct94029759649136"/>*<text:change-end text:change-id="ct94029759649136"/></text:p>
          </table:table-cell>
          <table:table-cell table:style-name="Table5.C19" office:value-type="string">
            <text:p text:style-name="P102"><text:change-start text:change-id="ct94029747834448"/>0b10<text:change-end text:change-id="ct94029747834448"/></text:p>
          </table:table-cell>
          <table:table-cell table:style-name="Table5.D19" office:value-type="string">
            <text:p text:style-name="P103"><text:change-start text:change-id="ct94029747592464"/>DCC – 28 speed steps<text:change-end text:change-id="ct94029747592464"/></text:p>
          </table:table-cell>
        </table:table-row>
        <table:table-row table:style-name="Table5.19">
          <table:table-cell table:style-name="Table5.A19" office:value-type="string">
            <text:p text:style-name="P99"><text:change-start text:change-id="ct94029747399232"/>"<text:change-end text:change-id="ct94029747399232"/></text:p>
          </table:table-cell>
          <table:table-cell table:style-name="Table5.B19" office:value-type="string">
            <text:p text:style-name="P102"><text:change-start text:change-id="ct94029750990720"/>*<text:change-end text:change-id="ct94029750990720"/></text:p>
          </table:table-cell>
          <table:table-cell table:style-name="Table5.C19" office:value-type="string">
            <text:p text:style-name="P102"><text:change-start text:change-id="ct94029749480176"/>0b11<text:change-end text:change-id="ct94029749480176"/></text:p>
          </table:table-cell>
          <table:table-cell table:style-name="Table5.D19" office:value-type="string">
            <text:p text:style-name="P103"><text:change-start text:change-id="ct94029747477824"/>DCC – 128 speed steps<text:change-end text:change-id="ct94029747477824"/></text:p>
          </table:table-cell>
        </table:table-row>
        <table:table-row table:style-name="Table5.19">
          <table:table-cell table:style-name="Table5.A19" office:value-type="string">
            <text:p text:style-name="P102"><text:change-start text:change-id="ct94029747238416"/>0b10<text:change-end text:change-id="ct94029747238416"/></text:p>
          </table:table-cell>
          <table:table-cell table:style-name="Table5.B19" office:value-type="string">
            <text:p text:style-name="P102"><text:change-start text:change-id="ct94029761566032"/>*<text:change-end text:change-id="ct94029761566032"/></text:p>
          </table:table-cell>
          <table:table-cell table:style-name="Table5.C19" office:value-type="string">
            <text:p text:style-name="P102"><text:change-start text:change-id="ct94029763784880"/>*<text:change-end text:change-id="ct94029763784880"/></text:p>
          </table:table-cell>
          <table:table-cell table:style-name="Table5.D19" office:value-type="string">
            <text:p text:style-name="P103"><text:change-start text:change-id="ct94029760794944"/>Reserved (do not send, check upon receipt)<text:change-end text:change-id="ct94029760794944"/></text:p>
          </table:table-cell>
        </table:table-row>
        <table:table-row table:style-name="Table5.19">
          <table:table-cell table:style-name="Table5.A19" office:value-type="string">
            <text:p text:style-name="P102"><text:change-start text:change-id="ct94029763822320"/>0b11<text:change-end text:change-id="ct94029763822320"/></text:p>
          </table:table-cell>
          <table:table-cell table:style-name="Table5.B19" office:value-type="string">
            <text:p text:style-name="P98"><text:change-start text:change-id="ct94029763369296"/>*<text:change-end text:change-id="ct94029763369296"/></text:p>
          </table:table-cell>
          <table:table-cell table:style-name="Table5.C19" office:value-type="string">
            <text:p text:style-name="P98"><text:change-start text:change-id="ct94029761579872"/>*<text:change-end text:change-id="ct94029761579872"/></text:p>
          </table:table-cell>
          <table:table-cell table:style-name="Table5.D19" office:value-type="string">
            <text:p text:style-name="P103"><text:change-start text:change-id="ct94029747545264"/>Reserved (do not send, check upon receipt)<text:change-end text:change-id="ct94029747545264"/></text:p>
          </table:table-cell>
        </table:table-row>
      </table:table>
      <text:p text:style-name="P82"><text:change-start text:change-id="ct94029662345776"/></text:p>
      <text:h text:style-name="P89" text:outline-level="1"><text:change-end text:change-id="ct94029662345776"/>Interactions (Normative)</text:h>
      <text:p text:style-name="P24"><text:change-start text:change-id="ct94029663363568"/>The following <text:span text:style-name="T28">hardware and software nodes</text:span> are taking part in the interactions presented here:</text:p>
      <text:list xml:id="list2936978301" text:style-name="L4">
        <text:list-item>
          <text:p text:style-name="P53">The <text:span text:style-name="T25">Train Node</text:span><text:span text:style-name="T26"> is an OpenLCB Node that implements the Traction Protocol</text:span><text:change-end text:change-id="ct94029663363568"/><text:change-start text:change-id="ct94029662346160"/><text:span text:style-name="T26">, controlling a single (physical) train with one or more coupled engines. The hardware implementing the Train Node may be physically built into a model</text:span><text:change-end text:change-id="ct94029662346160"/><text:change-start text:change-id="ct94029707408384"/><text:span text:style-name="T26">, or it may be </text:span><text:span text:style-name="T27">built into </text:span><text:span text:style-name="T26">a centralized gateway hardware that converts to a non-OpenLCB protocol in order to remotely control an engin</text:span><text:change-end text:change-id="ct94029707408384"/><text:change-start text:change-id="ct94029662909168"/><text:span text:style-name="T26">e, for example via Bluetooth or a legacy track protocol such as DCC or Märklin-Motorola. </text:span><text:span text:style-name="T27">In this case a single piece of hardware may be responsible for representing multiple OpenLCB Nodes on the network.</text:span></text:p>
        </text:list-item>
        <text:list-item>
          <text:p text:style-name="P53"><text:soft-page-break/><text:span text:style-name="T26">The </text:span><text:span text:style-name="T25">Throttle</text:span><text:change-end text:change-id="ct94029662909168"/><text:change-start text:change-id="ct94029662908432"/><text:span text:style-name="T25"> Node</text:span><text:span text:style-name="T26"> is an OpenLCB Node that intends to send Traction Protocol commands to a desired Train Node</text:span><text:change-end text:change-id="ct94029662908432"/><text:change-start text:change-id="ct94029663375936"/><text:span text:style-name="T26">. The Throttle Node may be a physical hardware device with a user interface to be used by an operator, a computer software with a user interface for operators to control trains, or a fully automated software.</text:span></text:p>
        </text:list-item>
        <text:list-item>
          <text:p text:style-name="P53"><text:span text:style-name="T26">The </text:span><text:span text:style-name="T25">Command Station </text:span><text:span text:style-name="T26">is a </text:span><text:change-end text:change-id="ct94029663375936"/><text:change-start text:change-id="ct94029662422576"/><text:span text:style-name="T27">gateway for proxying to some non-OpenLCB protocol, implementing Train Node(s), and having an OpenLCB network connection</text:span><text:change-end text:change-id="ct94029662422576"/><text:change-start text:change-id="ct94029662939360"/><text:span text:style-name="T27">. There may or may not be a separate OpenLCB Node that represents the Command Station itself on the OpenLCB network.</text:span><text:change-end text:change-id="ct94029662939360"/><text:change-start text:change-id="ct94029663374080"/></text:p>
        </text:list-item>
      </text:list>
      <text:h text:style-name="Heading_20_2" text:outline-level="2">Search for existing train nodes</text:h>
      <text:p text:style-name="P25"><text:change-end text:change-id="ct94029663374080"/><text:change-start text:change-id="ct94029663372608"/>The goal of this use-case is for a Throttle Node to enumerate <text:change-end text:change-id="ct94029663372608"/><text:change-start text:change-id="ct94029663373600"/>Train Nodes that exist on the network and match certain criteria.<text:change-end text:change-id="ct94029663373600"/><text:change-start text:change-id="ct94029663380864"/> The Throttle Node <text:span text:style-name="T29">shall</text:span> <text:span text:style-name="T29">represent</text:span> the given criteria as an Event Identifier <text:span text:style-name="T31">E</text:span> <text:span text:style-name="T29">according to Section </text:span><text:span text:style-name="T29"><text:bookmark-ref text:reference-format="chapter" text:ref-name="__RefHeading___Toc6933_2256849141">5.2</text:bookmark-ref></text:span>, <text:span text:style-name="T29">and shall set the flag byte ‘</text:span><text:span text:style-name="T10">rr</text:span><text:span text:style-name="T29">’ Bit 7 (Allocate) to zero (0).</text:span></text:p>
      <text:list xml:id="list1682025039" text:style-name="L5">
        <text:list-item>
          <text:p text:style-name="P54"><text:change-end text:change-id="ct94029663380864"/><text:change-start text:change-id="ct94029663381104"/>The Throttle Node shall send an “Identify Producer” message with setting<text:change-end text:change-id="ct94029663381104"/><text:change-start text:change-id="ct94029663387408"/> the Event Identifier to <text:span text:style-name="T30">E</text:span> to the network.</text:p>
        </text:list-item>
        <text:list-item>
          <text:p text:style-name="P54">A Train Node, upon receipt of an Identify Producer message with an Event Identifier <text:span text:style-name="T30">E</text:span><text:span text:style-name="T40"> falling</text:span> into the Event Identifier Range <text:change-end text:change-id="ct94029663387408"/><text:change-start text:change-id="ct94029663365984"/>of Section <text:bookmark-ref text:reference-format="chapter" text:ref-name="__RefHeading___Toc6935_2256849141">5.1</text:bookmark-ref>, shall</text:p>
          <text:list>
            <text:list-item>
              <text:p text:style-name="P55"><text:change-end text:change-id="ct94029663365984"/><text:change-start text:change-id="ct94029707755344"/>compare <text:span text:style-name="T64">the Train Node’s</text:span> identifying properties to the search criteria represented by the Event Identier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text:span></text:p>
            </text:list-item>
            <text:list-item>
              <text:p text:style-name="P54">in case of a match, the Train Node shall emit a “Produ<text:change-end text:change-id="ct94029707755344"/><text:change-start text:change-id="ct94029707755584"/>cer Identified” message with the Event Identifier <text:span text:style-name="T30">E </text:span><text:span text:style-name="T40">to the network, setting the </text:span><text:span text:style-name="T41">Producer </text:span><text:span text:style-name="T40">validity bits according to </text:span><text:span text:style-name="T41">Section </text:span><text:span text:style-name="T41"><text:bookmark-ref text:reference-format="chapter" text:ref-name="__RefHeading___Toc6973_2256849141">6.3</text:bookmark-ref></text:span><text:span text:style-name="T40">;</text:span></text:p>
            </text:list-item>
            <text:list-item>
              <text:p text:style-name="P54"><text:span text:style-name="T40">in absence of a match, the Train Node shall not emit a “Producer Identified” message with the Event Identifier </text:span><text:span text:style-name="T30">E</text:span><text:span text:style-name="T40">.</text:span><text:change-end text:change-id="ct94029707755584"/><text:change-start text:change-id="ct94029707751056"/></text:p>
            </text:list-item>
          </text:list>
        </text:list-item>
      </text:list>
      <text:h text:style-name="Heading_20_2" text:outline-level="2"><text:change-end text:change-id="ct94029707751056"/><text:change-start text:change-id="ct94029707789136"/>Allocat<text:span text:style-name="T69">e</text:span> a new <text:span text:style-name="T68">T</text:span>rain <text:span text:style-name="T68">N</text:span>ode</text:h>
      <text:p text:style-name="P27">The goal of this use-case is for a Throttle Node to instruct a Command Station to create a new Train Node in the case that no existing Train Node(s) match the search criteria requested by the Throttle Node. <text:span text:style-name="T70">This interaction can also be used to change the Protocol Version of an existing Train Node.</text:span></text:p>
      <text:p text:style-name="P26">The Throttle Node <text:span text:style-name="T29">shall</text:span> <text:span text:style-name="T29">represent</text:span> the <text:span text:style-name="T53">requested address</text:span> as an Event Identifier <text:span text:style-name="T31">E</text:span> <text:span text:style-name="T29">according to Section </text:span><text:span text:style-name="T29"><text:bookmark-ref text:reference-format="chapter" text:ref-name="__RefHeading___Toc6933_2256849141">5.2</text:bookmark-ref></text:span>, <text:span text:style-name="T53">with setting the flag byte ‘</text:span><text:span text:style-name="T11">rr</text:span><text:span text:style-name="T53">’ Bit 7 (Allocate) to one (0x80). The Throttle Node may, but is not required to, specify the desired track protocol in the flag byte. It is recommended that the Throttle Node also sets the Bit 6 (Exact) to one (0x40) in the flag byte.</text:span></text:p>
      <text:list xml:id="list175727442491544" text:continue-numbering="true" text:style-name="L5">
        <text:list-item>
          <text:p text:style-name="P55">The Throttle Node shall send an “Identify Producer” message with setting the Event Identifier to <text:span text:style-name="T30">E</text:span> to the network.</text:p>
        </text:list-item>
        <text:list-item>
          <text:p text:style-name="P55">A <text:span text:style-name="T54">Command Station</text:span> upon receipt of an Identify Producer message with an Event Identifier <text:span text:style-name="T30">E</text:span><text:span text:style-name="T40"> falling</text:span> into the Event Identifier Range of Section <text:bookmark-ref text:reference-format="chapter" text:ref-name="__RefHeading___Toc6935_2256849141">5.1</text:bookmark-ref><text:s/><text:span text:style-name="T54">with the flag byte ‘</text:span><text:span text:style-name="T12">rr</text:span><text:span text:style-name="T54">’ Bit 7 (Allocate) set to one</text:span>, shall</text:p>
          <text:list>
            <text:list-item>
              <text:p text:style-name="P55"><text:span text:style-name="T54">validate that it has the ability to create a Train Node matching </text:span>its identifying properties to the search criteria represented by the Event <text:span text:style-name="T69">Identifier</text:span> <text:span text:style-name="T30">E </text:span><text:span text:style-name="T40">according to </text:span><text:span text:style-name="T41">Section </text:span><text:span text:style-name="T41"><text:bookmark-ref text:reference-format="chapter" text:ref-name="__RefHeading___Toc6973_2256849141">6.3</text:bookmark-ref></text:span><text:span text:style-name="T40">; </text:span><text:span text:style-name="T48">for </text:span><text:soft-page-break/><text:span text:style-name="T48">properties marked as ‘Any / Default’ by the Event Identifier </text:span><text:span text:style-name="T36">E</text:span><text:span text:style-name="T48"> the Command Station may pick any implementation-specific default value;</text:span></text:p>
            </text:list-item>
            <text:list-item>
              <text:p text:style-name="P57">wait at least 200 msec for existing Train Nodes to reply with a “Producer Identified” message;</text:p>
            </text:list-item>
            <text:list-item>
              <text:p text:style-name="P56">in <text:span text:style-name="T54">the absence of such reply,</text:span> the <text:span text:style-name="T54">Command Station</text:span> shall</text:p>
              <text:list>
                <text:list-item>
                  <text:p text:style-name="P56"><text:span text:style-name="T54">allocate a new Train Node according to the properties defined by </text:span>the Event Identifier <text:span text:style-name="T30">E</text:span><text:span text:style-name="T40">, </text:span><text:span text:style-name="T50">or</text:span></text:p>
                </text:list-item>
                <text:list-item>
                  <text:p text:style-name="P56"><text:span text:style-name="T50">adjust the Protocol Version of an existing Train Node conflicting with the requested address to match the value defined by </text:span><text:span text:style-name="T40">the Event Identifier </text:span><text:span text:style-name="T30">E,</text:span></text:p>
                </text:list-item>
              </text:list>
            </text:list-item>
          </text:list>
        </text:list-item>
      </text:list>
      <text:p text:style-name="P88"><text:span text:style-name="T50">then</text:span><text:span text:style-name="T42"> instruct the Train Node to emit a </text:span><text:span text:style-name="T40">“Producer Identified </text:span><text:span text:style-name="T43">Valid</text:span><text:span text:style-name="T40">” message with the Event Identifier </text:span><text:span text:style-name="T30">E</text:span><text:span text:style-name="T40">.</text:span></text:p>
      <text:h text:style-name="Heading_20_2" text:outline-level="2"><text:bookmark-start text:name="__RefHeading___Toc6973_2256849141"/>Event Identifier <text:span text:style-name="T53">m</text:span>atch<text:span text:style-name="T53">ing</text:span> <text:span text:style-name="T53">algorithm</text:span><text:bookmark-end text:name="__RefHeading___Toc6973_2256849141"/></text:h>
      <text:p text:style-name="P28"><text:change-end text:change-id="ct94029707789136"/><text:change-start text:change-id="ct94029707783056"/>This section defines when an Event Identifier <text:span text:style-name="T30">E</text:span> in the range defined by <text:span text:style-name="T29">Section </text:span><text:span text:style-name="T29"><text:bookmark-ref text:reference-format="chapter" text:ref-name="__RefHeading___Toc6935_2256849141">5.1</text:bookmark-ref></text:span><text:span text:style-name="T29"><text:s/></text:span>matches a Train Node with the identifying properties of <text:span text:style-name="T30">&lt;Name, Address, Protocol</text:span><text:span text:style-name="T36">, Protocol Version</text:span><text:span text:style-name="T30">&gt;.</text:span></text:p>
      <text:p text:style-name="P19">The Train Node matches the Event Identifier <text:span text:style-name="T30">E</text:span> iff the search query represented by the <text:span text:style-name="T30">qq qq qq</text:span> nibbles of <text:span text:style-name="T30">E</text:span> matches and the requirement by the <text:span text:style-name="T13">rr</text:span> flag byte matches the <text:span text:style-name="T30">Protocol</text:span> <text:span text:style-name="T65">and </text:span><text:span text:style-name="T36">Protocol Version </text:span>and the Flag byte or the query nibbles <text:span text:style-name="T57">specify</text:span> no reserved values marked as “check upon receipt”.</text:p>
      <text:p text:style-name="P19">The flag byte <text:span text:style-name="T13">rr</text:span> matches <text:span text:style-name="T30">Protocol</text:span> iff the Track Protocol field of <text:span text:style-name="T13">rr</text:span> is set to “<text:span text:style-name="T66">Default/</text:span>Any” or <text:span text:style-name="T30">Protocol</text:span> matches the <text:span text:style-name="T56">value of the Track Protocol field.</text:span></text:p>
      <text:p text:style-name="P64">The flag byte <text:span text:style-name="T13">rr</text:span> matches <text:span text:style-name="T30">Protocol </text:span><text:span text:style-name="T37">Version</text:span> iff the Track Protocol field of <text:span text:style-name="T13">rr</text:span> is set to <text:span text:style-name="T66">the specific value or range matching</text:span> <text:span text:style-name="T30">Protocol</text:span> <text:span text:style-name="T66">and the version bits of </text:span><text:span text:style-name="T37">rr </text:span><text:span text:style-name="T66">are set to “Default/Any” or to a value that matches </text:span><text:span text:style-name="T37">Protocol Version.</text:span></text:p>
      <text:p text:style-name="P4">The <text:span text:style-name="T55">search query represented by the </text:span><text:span text:style-name="T32">qq qq qq</text:span><text:span text:style-name="T55"> nibbles of </text:span><text:span text:style-name="T32">E</text:span><text:span text:style-name="T55"> matches </text:span>iff</text:p>
      <text:list xml:id="list72494799" text:style-name="L6">
        <text:list-item>
          <text:p text:style-name="P58"><text:span text:style-name="T35">qq qq qq</text:span><text:span text:style-name="T44"> matches the </text:span><text:span text:style-name="T35">Address</text:span><text:span text:style-name="T44"> of the Train Node, or </text:span></text:p>
        </text:list-item>
        <text:list-item>
          <text:p text:style-name="P58"><text:span text:style-name="T44">the Address only bit is not set in the Flag byte </text:span><text:span text:style-name="T14">rr</text:span><text:span text:style-name="T44"> and </text:span><text:span text:style-name="T35">qq qq qq</text:span><text:span text:style-name="T44"> matches the </text:span><text:span text:style-name="T35">Name</text:span><text:span text:style-name="T44">.</text:span></text:p>
        </text:list-item>
      </text:list>
      <text:p text:style-name="P4"><text:change-end text:change-id="ct94029707783056"/><text:change text:change-id="ct94029707779552"/><text:change-start text:change-id="ct94029707775632"/>The <text:span text:style-name="T32">qq qq qq</text:span><text:span text:style-name="T55"> nibbles of </text:span><text:span text:style-name="T32">E</text:span><text:span text:style-name="T55"> matches </text:span>the <text:span text:style-name="T30">Address</text:span> iff <text:span text:style-name="T30">qq qq qq</text:span> <text:change-end text:change-id="ct94029707775632"/><text:change-start text:change-id="ct94029707810048"/>contains exactly one contiguous sequence of digit nibbles ‘0’-’9’, and</text:p>
      <text:list xml:id="list2586712526" text:style-name="L7">
        <text:list-item>
          <text:p text:style-name="P59"><text:span text:style-name="T35">Protocol</text:span><text:span text:style-name="T44"> is non-DCC, or</text:span></text:p>
        </text:list-item>
        <text:list-item>
          <text:p text:style-name="P83"><text:span text:style-name="T45">t</text:span><text:span text:style-name="T40">he Flag byte </text:span><text:span text:style-name="T30">rr</text:span><text:span text:style-name="T40"> specifies “Default/Any” protocol, or</text:span></text:p>
        </text:list-item>
        <text:list-item>
          <text:p text:style-name="P59"><text:span text:style-name="T49">Bit 2 (DCC - F</text:span><text:span text:style-name="T45">orce long address bit</text:span><text:span text:style-name="T49">)</text:span><text:span text:style-name="T45"> is clear in the Flag byte </text:span><text:span text:style-name="T15">rr</text:span><text:span text:style-name="T33">, </text:span><text:span text:style-name="T45">or</text:span></text:p>
        </text:list-item>
        <text:list-item>
          <text:p text:style-name="P59"><text:span text:style-name="T33">Address</text:span><text:span text:style-name="T45"> is &gt;= 128, or</text:span></text:p>
        </text:list-item>
        <text:list-item>
          <text:p text:style-name="P59"><text:span text:style-name="T34">Address</text:span><text:span text:style-name="T46"> is a </text:span><text:span text:style-name="T49">DCC 14-bit (</text:span><text:span text:style-name="T46">long</text:span><text:span text:style-name="T49">)</text:span><text:span text:style-name="T46"> address</text:span></text:p>
        </text:list-item>
      </text:list>
      <text:p text:style-name="P29"><text:span text:style-name="T47">and</text:span><text:span text:style-name="T46"> </text:span></text:p>
      <text:list xml:id="list2514122897" text:style-name="L8">
        <text:list-item>
          <text:p text:style-name="P60"><text:soft-page-break/><text:span text:style-name="T44">the </text:span><text:span text:style-name="T46">Exact bit of the Flag byte </text:span><text:span text:style-name="T16">rr</text:span><text:span text:style-name="T46"> is set and the </text:span><text:span text:style-name="T44">decimal value represented by these nibbles is the value of the </text:span><text:span text:style-name="T35">Address</text:span><text:span text:style-name="T44">, </text:span><text:span text:style-name="T46">or</text:span></text:p>
        </text:list-item>
        <text:list-item>
          <text:p text:style-name="P60"><text:span text:style-name="T46">the Exact bit if the Flag byte </text:span><text:span text:style-name="T17">rr</text:span><text:span text:style-name="T46"> is clear and the decimal </text:span><text:span text:style-name="T44">nibbles </text:span><text:span text:style-name="T46">form a prefix of the decimal representation of</text:span><text:span text:style-name="T44"> </text:span><text:span text:style-name="T35">Address.</text:span><text:change-end text:change-id="ct94029707810048"/><text:change-start text:change-id="ct94029764367664"/></text:p>
        </text:list-item>
      </text:list>
      <text:p text:style-name="P84"><text:change-end text:change-id="ct94029764367664"/><text:change-start text:change-id="ct94029707823216"/><text:span text:style-name="T35"/></text:p>
      <text:p text:style-name="P5"><text:change-end text:change-id="ct94029707823216"/><text:change text:change-id="ct94029786353456"/><text:change-start text:change-id="ct94029787568496"/>The <text:span text:style-name="T32">qq qq qq</text:span><text:span text:style-name="T55"> nibbles of </text:span><text:span text:style-name="T32">E</text:span><text:span text:style-name="T55"> matches </text:span>the <text:span text:style-name="T38">Name</text:span> iff <text:span text:style-name="T30">qq qq qq</text:span> contains one <text:span text:style-name="T71">or more </text:span>contiguous sequence of digit nibbles ‘0’-’9’ <text:span text:style-name="T71">separated with one or more nibble ‘F’</text:span> and<text:change-end text:change-id="ct94029787568496"/><text:change-start text:change-id="ct94029782788288"/> <text:span text:style-name="T71">each of those match the </text:span><text:span text:style-name="T38">Name.</text:span></text:p>
      <text:p text:style-name="P65">A <text:span text:style-name="T72">maximal</text:span><text:span text:style-name="T72"><text:note text:id="ftn2" text:note-class="footnote"><text:note-citation>1</text:note-citation><text:note-body><text:p text:style-name="P96">No ‘0’-’9’ characters immediately before or after this substring.</text:p></text:note-body></text:note></text:span><text:span text:style-name="T72"> </text:span>consecutive sequence<text:span text:style-name="T72"><text:note text:id="ftn0" text:note-class="footnote"><text:note-citation>2</text:note-citation><text:note-body><text:p text:style-name="P96">Contiguous subsequence is commonly referred to as substring.</text:p></text:note-body></text:note></text:span> of digit nibbles <text:span text:style-name="T39">nn...n </text:span>match the <text:span text:style-name="T30">Name</text:span> iff <text:span text:style-name="T72">there is a maximal consecutive </text:span><text:change-end text:change-id="ct94029782788288"/><text:change-start text:change-id="ct94029788761088"/><text:span text:style-name="T72">sequence of decimal digits </text:span><text:span text:style-name="T39">vv...v </text:span><text:span text:style-name="T72">in </text:span><text:span text:style-name="T39">Name</text:span><text:span text:style-name="T72"> </text:span><text:change-end text:change-id="ct94029788761088"/><text:change-start text:change-id="ct94029794990576"/><text:span text:style-name="T72">where</text:span></text:p>
      <text:list xml:id="list1904644447" text:style-name="L11">
        <text:list-item>
          <text:p text:style-name="P66"><text:span text:style-name="T30">vv...v</text:span> has a prefix of <text:span text:style-name="T30">nn</text:span><text:change-end text:change-id="ct94029794990576"/><text:change-start text:change-id="ct94029789028080"/><text:span text:style-name="T30">...n</text:span> if the, or</text:p>
        </text:list-item>
        <text:list-item>
          <text:p text:style-name="P66"><text:span text:style-name="T30">vv...v</text:span> equals <text:span text:style-name="T30">nn...n</text:span>.<text:change-end text:change-id="ct94029789028080"/><text:change-start text:change-id="ct94029794879232"/></text:p>
        </text:list-item>
      </text:list>
      <text:p text:style-name="P67">A contiguous sequence of digit nibbles <text:span text:style-name="T39">nn...n </text:span>match the <text:span text:style-name="T30">Name</text:span> iff there is a substring of decimal digits <text:span text:style-name="T39">vv...v</text:span> in <text:span text:style-name="T30">Name</text:span> not immediately preceded by any further digits<text:change-end text:change-id="ct94029794879232"/><text:change-start text:change-id="ct94029796108832"/> where <text:span text:style-name="T39">nn...n </text:span><text:span text:style-name="T30">= </text:span><text:span text:style-name="T39">vv...v</text:span><text:span text:style-name="T72"> </text:span>and</text:p>
      <text:list xml:id="list261955257" text:style-name="L12">
        <text:list-item>
          <text:p text:style-name="P85"><text:change-end text:change-id="ct94029796108832"/><text:change-start text:change-id="ct94029796099472"/><text:span text:style-name="T51">Flag byte </text:span><text:span text:style-name="T39">rr</text:span><text:span text:style-name="T51"> has Bit 6 (Exact) not set, </text:span><text:span text:style-name="T52">or</text:span></text:p>
        </text:list-item>
        <text:list-item>
          <text:p text:style-name="P68"><text:span text:style-name="T39">vv...v</text:span> in <text:span text:style-name="T30">Name</text:span> is not immediately followed by any further digits.<text:change-end text:change-id="ct94029796099472"/><text:change-start text:change-id="ct94029797647216"/></text:p>
        </text:list-item>
      </text:list>
      <text:h text:style-name="P92" text:outline-level="2">Search Result Differentiation</text:h>
      <text:p text:style-name="P69"><text:span text:style-name="T75">A </text:span>Train Node replying <text:span text:style-name="T9">with</text:span> Producer Id<text:change-end text:change-id="ct94029797647216"/><text:change-start text:change-id="ct94029796359728"/>entified <text:change-end text:change-id="ct94029796359728"/><text:change-start text:change-id="ct94029740804432"/>messag<text:span text:style-name="T75">e may, but is not required to </text:span>pick the response message from the set of Producer Identified Valid, Producer Identified Invalid and Producer Identified Unknown <text:span text:style-name="T75">to differentiate on how well the search query matches the Train Node’s properties, using the ratings of </text:span>‘<text:span text:style-name="T74">Valid’ &gt; ‘Invalid’ &gt; ‘Unknown’ in quality.</text:span> <text:span text:style-name="T75">A Node may use any implementation-specific algorithm</text:span><text:change-end text:change-id="ct94029740804432"/><text:change-start text:change-id="ct94029797364672"/><text:span text:style-name="T75">, </text:span><text:change-end text:change-id="ct94029797364672"/><text:change-start text:change-id="ct94029798658096"/><text:span text:style-name="T75">which may also take into account properties not represented in this standard for making the determination.</text:span><text:change-end text:change-id="ct94029798658096"/><text:change-start text:change-id="ct94029801526864"/></text:p>
      <text:p text:style-name="P70">If a Train Node does not make differentiation, it shall use <text:span text:style-name="T73">Producer Identified </text:span>Unknown as response message for Search responses.<text:change-end text:change-id="ct94029801526864"/></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text:s/>Introduction (Informative)<text:tab/>1</text:p>
          <text:p text:style-name="P107"><text:s/>2 <text:s/>Intended Use (Informative)<text:tab/>1</text:p>
          <text:p text:style-name="P107"><text:s/>3 <text:s/>References and Context (Normative)<text:tab/>2</text:p>
          <text:p text:style-name="P107"><text:s/>4 <text:s/>Message Formats (Normative)<text:tab/>2</text:p>
          <text:p text:style-name="P107"><text:s/>5 <text:s/>Allocation (Normative)<text:tab/>2</text:p>
          <text:p text:style-name="P106"><text:s/>5.1 <text:s/>Identifier Range allocation and License terms<text:tab/>2</text:p>
          <text:p text:style-name="P106"><text:s/>5.2 <text:s/>Identifier Format<text:tab/>2</text:p>
          <text:p text:style-name="P107"><text:s/>6 <text:s/>Interactions (Normative)<text:tab/>4</text:p>
          <text:p text:style-name="P106"><text:s/>6.1 <text:s/>Search for existing train nodes<text:tab/>5</text:p>
          <text:p text:style-name="P106"><text:s/>6.2 <text:s/>Allocate a new Train Node<text:tab/>5</text:p>
          <text:p text:style-name="P106"><text:s/>6.3 <text:s/>Event Identifier matching algorithm<text:tab/>6</text:p>
        </text:index-body>
      </text:table-of-conten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c97f8"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029707369600" text:id="ct94029707369600">
            <text:deletion>
              <office:change-info>
                <dc:creator>Balazs Racz</dc:creator>
                <dc:date>2018-04-09T20:59:20</dc:date>
              </office:change-info>
              <text:p text:style-name="MP1">OpenLCB Praesent Gravida Standard</text:p>
            </text:deletion>
          </text:changed-region>
          <text:changed-region xml:id="ct94029707366736" text:id="ct94029707366736">
            <text:insertion>
              <office:change-info>
                <dc:creator>Balazs Racz</dc:creator>
                <dc:date>2018-04-09T20:59:2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94029707369600"/><text:change-start text:change-id="ct94029707366736"/><text:title>OpenLCB Train Search Protocol Standard</text:title><text:change-end text:change-id="ct94029707366736"/></text:p>
      </style:header>
      <style:footer>
        <text:tracked-changes>
          <text:changed-region xml:id="ct94029663574368" text:id="ct94029663574368">
            <text:deletion>
              <office:change-info>
                <dc:creator>Balazs Racz</dc:creator>
                <dc:date>2018-04-09T20:59:33</dc:date>
              </office:change-info>
              <text:p text:style-name="MP4"><text:span text:style-name="Page_20_Number"><text:span text:style-name="MT2">3</text:span></text:span></text:p>
            </text:deletion>
          </text:changed-region>
          <text:changed-region xml:id="ct94029663785360" text:id="ct94029663785360">
            <text:insertion>
              <office:change-info>
                <dc:creator>Balazs Racz</dc:creator>
                <dc:date>2018-04-09T20:59:33</dc:date>
              </office:change-info>
            </text:insertion>
          </text:changed-region>
          <text:changed-region xml:id="ct94029707398480" text:id="ct94029707398480">
            <text:deletion>
              <office:change-info>
                <dc:creator>Balazs Racz</dc:creator>
                <dc:date>2018-04-09T20:59:34</dc:date>
              </office:change-info>
              <text:p text:style-name="MP4"><text:span text:style-name="Page_20_Number"><text:span text:style-name="MT3">-XX</text:span></text:span></text:p>
            </text:deletion>
          </text:changed-region>
        </text:tracked-changes>
        <text:p text:style-name="MP4"><text:span text:style-name="Page_20_Number"><text:span text:style-name="MT2">Copyright 201</text:span></text:span><text:change text:change-id="ct94029663574368"/><text:change-start text:change-id="ct94029663785360"/><text:span text:style-name="Page_20_Number"><text:span text:style-name="MT3">8</text:span></text:span><text:change-end text:change-id="ct94029663785360"/><text:change text:change-id="ct9402970739848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19-10-22T17:57:27.291221958">Oct 22, 2019</text:date></text:span></text:span></text:p>
      </style:footer>
    </style:master-page>
    <style:master-page style:name="First_20_Page" style:display-name="First Page" style:page-layout-name="Mpm2" style:next-style-name="Standard">
      <style:header>
        <text:tracked-changes>
          <text:changed-region xml:id="ct94029707570368" text:id="ct94029707570368">
            <text:deletion>
              <office:change-info>
                <dc:creator>Unknown Author</dc:creator>
                <dc:date>2018-04-09T19:48:27</dc:date>
              </office:change-info>
              <text:p text:style-name="MP8">(title)</text:p>
            </text:deletion>
          </text:changed-region>
          <text:changed-region xml:id="ct94029707438480" text:id="ct94029707438480">
            <text:insertion>
              <office:change-info>
                <dc:creator>Unknown Author</dc:creator>
                <dc:date>2018-04-09T19:48:27</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94029707570368"/><text:change-start text:change-id="ct94029707438480"/>Train Search Protocol<text:change-end text:change-id="ct9402970743848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9-10-22T17:57:27.294019418">Oct 22, 2019</text:date></text:p>
            </table:table-cell>
            <table:table-cell table:style-name="Table1.C1" office:value-type="string">
              <text:p text:style-name="MP9">Preliminary</text:p>
            </table:table-cell>
          </table:table-row>
        </table:table>
        <text:p text:style-name="Header"/>
      </style:header>
      <style:footer>
        <text:p text:style-name="Text_20_body"><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2"><text:date style:data-style-name="N75" text:date-value="2019-10-22T17:57:27.297523473">Oct 22, 2019</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rain Search Protocol Standard</dc:title>
    <meta:initial-creator>Alex Shepherd</meta:initial-creator>
    <meta:creation-date>2009-01-22T07:11:27</meta:creation-date>
    <meta:editing-cycles>89</meta:editing-cycles>
    <meta:editing-duration>PT23H1M13S</meta:editing-duration>
    <meta:generator>LibreOffice/6.1.5.2$Linux_X86_64 LibreOffice_project/10$Build-2</meta:generator>
    <dc:date>2019-10-22T17:57:27.100903603</dc:date>
    <dc:creator>Balazs Racz</dc:creator>
    <meta:document-statistic meta:table-count="5" meta:image-count="1" meta:object-count="0" meta:page-count="8" meta:paragraph-count="221" meta:word-count="2501" meta:character-count="14588" meta:non-whitespace-character-count="12295"/>
    <meta:user-defined meta:name="Info 1"/>
    <meta:user-defined meta:name="Info 2"/>
    <meta:user-defined meta:name="Info 3"/>
    <meta:user-defined meta:name="Info 4"/>
  </office:meta>
</office:document-meta>
</file>